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366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1.7047in"/>
    </style:style>
    <style:style style:name="co5" style:family="table-column">
      <style:table-column-properties fo:break-before="auto" style:column-width="1.292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989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1.55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text-line-through-style="solid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fo:border-left="0.0346in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style:direction="ltr" style:rotation-angle="90" style:rotation-align="bottom" style:vertical-align="middle"/>
      <style:paragraph-properties fo:text-align="start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dash" draw:stroke-dash="Ultrafine_20_Dashe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b64</text:p>
          </table:table-cell>
          <table:table-cell office:value-type="string">
            <text:p>dj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([.A3]+2-(MOD(([.A3]+2);3)))/3*4" office:value-type="float" office:value="0">
            <text:p>0</text:p>
          </table:table-cell>
          <table:table-cell table:formula="of:=1+(INT(([.A3]+2)/3))*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CONCATENATE(&quot;STATUS_&quot;;[.E3];&quot;(&quot;;[.E3];&quot;,/No text available./),&quot;)" office:value-type="string" office:string-value="STATUS_0(0,/No text available./),">
            <text:p>STATUS_0(0,/No text available./)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4]+2-(MOD(([.A4]+2);3)))/3*4" office:value-type="float" office:value="4">
            <text:p>4</text:p>
          </table:table-cell>
          <table:table-cell table:formula="of:=1+(INT(([.A4]+2)/3))*4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&quot;STATUS_&quot;;[.E4];&quot;(&quot;;[.E4];&quot;,/No text available./),&quot;)" office:value-type="string" office:string-value="STATUS_1(1,/No text available./),">
            <text:p>STATUS_1(1,/No text available./),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5]+2-(MOD(([.A5]+2);3)))/3*4" office:value-type="float" office:value="4">
            <text:p>4</text:p>
          </table:table-cell>
          <table:table-cell table:formula="of:=1+(INT(([.A5]+2)/3))*4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&quot;STATUS_&quot;;[.E5];&quot;(&quot;;[.E5];&quot;,/No text available./),&quot;)" office:value-type="string" office:string-value="STATUS_2(2,/No text available./),">
            <text:p>STATUS_2(2,/No text available./),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6]+2-(MOD(([.A6]+2);3)))/3*4" office:value-type="float" office:value="4">
            <text:p>4</text:p>
          </table:table-cell>
          <table:table-cell table:formula="of:=1+(INT(([.A6]+2)/3))*4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&quot;STATUS_&quot;;[.E6];&quot;(&quot;;[.E6];&quot;,/No text available./),&quot;)" office:value-type="string" office:string-value="STATUS_3(3,/No text available./),">
            <text:p>STATUS_3(3,/No text available./),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7]+2-(MOD(([.A7]+2);3)))/3*4" office:value-type="float" office:value="8">
            <text:p>8</text:p>
          </table:table-cell>
          <table:table-cell table:formula="of:=1+(INT(([.A7]+2)/3))*4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&quot;STATUS_&quot;;[.E7];&quot;(&quot;;[.E7];&quot;,/No text available./),&quot;)" office:value-type="string" office:string-value="STATUS_4(4,/No text available./),">
            <text:p>STATUS_4(4,/No text available./),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8]+2-(MOD(([.A8]+2);3)))/3*4" office:value-type="float" office:value="8">
            <text:p>8</text:p>
          </table:table-cell>
          <table:table-cell table:formula="of:=1+(INT(([.A8]+2)/3))*4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&quot;STATUS_&quot;;[.E8];&quot;(&quot;;[.E8];&quot;,/No text available./),&quot;)" office:value-type="string" office:string-value="STATUS_5(5,/No text available./),">
            <text:p>STATUS_5(5,/No text available./),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9]+2-(MOD(([.A9]+2);3)))/3*4" office:value-type="float" office:value="8">
            <text:p>8</text:p>
          </table:table-cell>
          <table:table-cell table:formula="of:=1+(INT(([.A9]+2)/3))*4"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&quot;STATUS_&quot;;[.E9];&quot;(&quot;;[.E9];&quot;,/No text available./),&quot;)" office:value-type="string" office:string-value="STATUS_6(6,/No text available./),">
            <text:p>STATUS_6(6,/No text available./),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0]+2-(MOD(([.A10]+2);3)))/3*4" office:value-type="float" office:value="12">
            <text:p>12</text:p>
          </table:table-cell>
          <table:table-cell table:formula="of:=1+(INT(([.A10]+2)/3))*4" office:value-type="float" office:value="13">
            <text:p>13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&quot;STATUS_&quot;;[.E10];&quot;(&quot;;[.E10];&quot;,/No text available./),&quot;)" office:value-type="string" office:string-value="STATUS_7(7,/No text available./),">
            <text:p>STATUS_7(7,/No text available./),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1]+2-(MOD(([.A11]+2);3)))/3*4" office:value-type="float" office:value="12">
            <text:p>12</text:p>
          </table:table-cell>
          <table:table-cell table:formula="of:=1+(INT(([.A11]+2)/3))*4" office:value-type="float" office:value="13">
            <text:p>13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&quot;STATUS_&quot;;[.E11];&quot;(&quot;;[.E11];&quot;,/No text available./),&quot;)" office:value-type="string" office:string-value="STATUS_8(8,/No text available./),">
            <text:p>STATUS_8(8,/No text available./),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2]+2-(MOD(([.A12]+2);3)))/3*4" office:value-type="float" office:value="12">
            <text:p>12</text:p>
          </table:table-cell>
          <table:table-cell table:formula="of:=1+(INT(([.A12]+2)/3))*4"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&quot;STATUS_&quot;;[.E12];&quot;(&quot;;[.E12];&quot;,/No text available./),&quot;)" office:value-type="string" office:string-value="STATUS_9(9,/No text available./),">
            <text:p>STATUS_9(9,/No text available./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3]+2-(MOD(([.A13]+2);3)))/3*4" office:value-type="float" office:value="16">
            <text:p>16</text:p>
          </table:table-cell>
          <table:table-cell table:formula="of:=1+(INT(([.A13]+2)/3))*4" office:value-type="float" office:value="17">
            <text:p>17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&quot;STATUS_&quot;;[.E13];&quot;(&quot;;[.E13];&quot;,/No text available./),&quot;)" office:value-type="string" office:string-value="STATUS_10(10,/No text available./),">
            <text:p>STATUS_10(10,/No text available./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4]+2-(MOD(([.A14]+2);3)))/3*4" office:value-type="float" office:value="16">
            <text:p>16</text:p>
          </table:table-cell>
          <table:table-cell table:formula="of:=1+(INT(([.A14]+2)/3))*4"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&quot;STATUS_&quot;;[.E14];&quot;(&quot;;[.E14];&quot;,/No text available./),&quot;)" office:value-type="string" office:string-value="STATUS_11(11,/No text available./),">
            <text:p>STATUS_11(11,/No text available./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5]+2-(MOD(([.A15]+2);3)))/3*4" office:value-type="float" office:value="16">
            <text:p>16</text:p>
          </table:table-cell>
          <table:table-cell table:formula="of:=1+(INT(([.A15]+2)/3))*4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CONCATENATE(&quot;STATUS_&quot;;[.E15];&quot;(&quot;;[.E15];&quot;,/No text available./),&quot;)" office:value-type="string" office:string-value="STATUS_12(12,/No text available./),">
            <text:p>STATUS_12(12,/No text available./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6]+2-(MOD(([.A16]+2);3)))/3*4" office:value-type="float" office:value="20">
            <text:p>20</text:p>
          </table:table-cell>
          <table:table-cell table:formula="of:=1+(INT(([.A16]+2)/3))*4"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CONCATENATE(&quot;STATUS_&quot;;[.E16];&quot;(&quot;;[.E16];&quot;,/No text available./),&quot;)" office:value-type="string" office:string-value="STATUS_13(13,/No text available./),">
            <text:p>STATUS_13(13,/No text available./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7]+2-(MOD(([.A17]+2);3)))/3*4" office:value-type="float" office:value="20">
            <text:p>20</text:p>
          </table:table-cell>
          <table:table-cell table:formula="of:=1+(INT(([.A17]+2)/3))*4" office:value-type="float" office:value="21">
            <text:p>2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CONCATENATE(&quot;STATUS_&quot;;[.E17];&quot;(&quot;;[.E17];&quot;,/No text available./),&quot;)" office:value-type="string" office:string-value="STATUS_14(14,/No text available./),">
            <text:p>STATUS_14(14,/No text available./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8]+2-(MOD(([.A18]+2);3)))/3*4" office:value-type="float" office:value="20">
            <text:p>20</text:p>
          </table:table-cell>
          <table:table-cell table:formula="of:=1+(INT(([.A18]+2)/3))*4"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CONCATENATE(&quot;STATUS_&quot;;[.E18];&quot;(&quot;;[.E18];&quot;,/No text available./),&quot;)" office:value-type="string" office:string-value="STATUS_15(15,/No text available./),">
            <text:p>STATUS_15(15,/No text available./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9]+2-(MOD(([.A19]+2);3)))/3*4" office:value-type="float" office:value="24">
            <text:p>24</text:p>
          </table:table-cell>
          <table:table-cell table:formula="of:=1+(INT(([.A19]+2)/3))*4"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CONCATENATE(&quot;STATUS_&quot;;[.E19];&quot;(&quot;;[.E19];&quot;,/No text available./),&quot;)" office:value-type="string" office:string-value="STATUS_16(16,/No text available./),">
            <text:p>STATUS_16(16,/No text available./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0]+2-(MOD(([.A20]+2);3)))/3*4" office:value-type="float" office:value="24">
            <text:p>24</text:p>
          </table:table-cell>
          <table:table-cell table:formula="of:=1+(INT(([.A20]+2)/3))*4"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CONCATENATE(&quot;STATUS_&quot;;[.E20];&quot;(&quot;;[.E20];&quot;,/No text available./),&quot;)" office:value-type="string" office:string-value="STATUS_17(17,/No text available./),">
            <text:p>STATUS_17(17,/No text available./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1]+2-(MOD(([.A21]+2);3)))/3*4" office:value-type="float" office:value="24">
            <text:p>24</text:p>
          </table:table-cell>
          <table:table-cell table:formula="of:=1+(INT(([.A21]+2)/3))*4" office:value-type="float" office:value="25">
            <text:p>2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CONCATENATE(&quot;STATUS_&quot;;[.E21];&quot;(&quot;;[.E21];&quot;,/No text available./),&quot;)" office:value-type="string" office:string-value="STATUS_18(18,/No text available./),">
            <text:p>STATUS_18(18,/No text available./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2]+2-(MOD(([.A22]+2);3)))/3*4" office:value-type="float" office:value="28">
            <text:p>28</text:p>
          </table:table-cell>
          <table:table-cell table:formula="of:=1+(INT(([.A22]+2)/3))*4"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CONCATENATE(&quot;STATUS_&quot;;[.E22];&quot;(&quot;;[.E22];&quot;,/No text available./),&quot;)" office:value-type="string" office:string-value="STATUS_19(19,/No text available./),">
            <text:p>STATUS_19(19,/No text available./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3]+2-(MOD(([.A23]+2);3)))/3*4" office:value-type="float" office:value="28">
            <text:p>28</text:p>
          </table:table-cell>
          <table:table-cell table:formula="of:=1+(INT(([.A23]+2)/3))*4" office:value-type="float" office:value="29">
            <text:p>29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CONCATENATE(&quot;STATUS_&quot;;[.E23];&quot;(&quot;;[.E23];&quot;,/No text available./),&quot;)" office:value-type="string" office:string-value="STATUS_20(20,/No text available./),">
            <text:p>STATUS_20(20,/No text available./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4]+2-(MOD(([.A24]+2);3)))/3*4" office:value-type="float" office:value="28">
            <text:p>28</text:p>
          </table:table-cell>
          <table:table-cell table:formula="of:=1+(INT(([.A24]+2)/3))*4" office:value-type="float" office:value="29">
            <text:p>29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CONCATENATE(&quot;STATUS_&quot;;[.E24];&quot;(&quot;;[.E24];&quot;,/No text available./),&quot;)" office:value-type="string" office:string-value="STATUS_21(21,/No text available./),">
            <text:p>STATUS_21(21,/No text available./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5]+2-(MOD(([.A25]+2);3)))/3*4" office:value-type="float" office:value="32">
            <text:p>32</text:p>
          </table:table-cell>
          <table:table-cell table:formula="of:=1+(INT(([.A25]+2)/3))*4" office:value-type="float" office:value="33">
            <text:p>33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CONCATENATE(&quot;STATUS_&quot;;[.E25];&quot;(&quot;;[.E25];&quot;,/No text available./),&quot;)" office:value-type="string" office:string-value="STATUS_22(22,/No text available./),">
            <text:p>STATUS_22(22,/No text available./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6]+2-(MOD(([.A26]+2);3)))/3*4" office:value-type="float" office:value="32">
            <text:p>32</text:p>
          </table:table-cell>
          <table:table-cell table:formula="of:=1+(INT(([.A26]+2)/3))*4" office:value-type="float" office:value="33">
            <text:p>33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CONCATENATE(&quot;STATUS_&quot;;[.E26];&quot;(&quot;;[.E26];&quot;,/No text available./),&quot;)" office:value-type="string" office:string-value="STATUS_23(23,/No text available./),">
            <text:p>STATUS_23(23,/No text available./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7]+2-(MOD(([.A27]+2);3)))/3*4" office:value-type="float" office:value="32">
            <text:p>32</text:p>
          </table:table-cell>
          <table:table-cell table:formula="of:=1+(INT(([.A27]+2)/3))*4" office:value-type="float" office:value="33">
            <text:p>33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CONCATENATE(&quot;STATUS_&quot;;[.E27];&quot;(&quot;;[.E27];&quot;,/No text available./),&quot;)" office:value-type="string" office:string-value="STATUS_24(24,/No text available./),">
            <text:p>STATUS_24(24,/No text available./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8]+2-(MOD(([.A28]+2);3)))/3*4" office:value-type="float" office:value="36">
            <text:p>36</text:p>
          </table:table-cell>
          <table:table-cell table:formula="of:=1+(INT(([.A28]+2)/3))*4" office:value-type="float" office:value="37">
            <text:p>37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CONCATENATE(&quot;STATUS_&quot;;[.E28];&quot;(&quot;;[.E28];&quot;,/No text available./),&quot;)" office:value-type="string" office:string-value="STATUS_25(25,/No text available./),">
            <text:p>STATUS_25(25,/No text available./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9]+2-(MOD(([.A29]+2);3)))/3*4" office:value-type="float" office:value="36">
            <text:p>36</text:p>
          </table:table-cell>
          <table:table-cell table:formula="of:=1+(INT(([.A29]+2)/3))*4" office:value-type="float" office:value="37">
            <text:p>37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CONCATENATE(&quot;STATUS_&quot;;[.E29];&quot;(&quot;;[.E29];&quot;,/No text available./),&quot;)" office:value-type="string" office:string-value="STATUS_26(26,/No text available./),">
            <text:p>STATUS_26(26,/No text available./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0]+2-(MOD(([.A30]+2);3)))/3*4" office:value-type="float" office:value="36">
            <text:p>36</text:p>
          </table:table-cell>
          <table:table-cell table:formula="of:=1+(INT(([.A30]+2)/3))*4" office:value-type="float" office:value="37">
            <text:p>37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CONCATENATE(&quot;STATUS_&quot;;[.E30];&quot;(&quot;;[.E30];&quot;,/No text available./),&quot;)" office:value-type="string" office:string-value="STATUS_27(27,/No text available./),">
            <text:p>STATUS_27(27,/No text available./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1]+2-(MOD(([.A31]+2);3)))/3*4" office:value-type="float" office:value="40">
            <text:p>40</text:p>
          </table:table-cell>
          <table:table-cell table:formula="of:=1+(INT(([.A31]+2)/3))*4" office:value-type="float" office:value="41">
            <text:p>41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CONCATENATE(&quot;STATUS_&quot;;[.E31];&quot;(&quot;;[.E31];&quot;,/No text available./),&quot;)" office:value-type="string" office:string-value="STATUS_28(28,/No text available./),">
            <text:p>STATUS_28(28,/No text available./)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2]+2-(MOD(([.A32]+2);3)))/3*4" office:value-type="float" office:value="40">
            <text:p>40</text:p>
          </table:table-cell>
          <table:table-cell table:formula="of:=1+(INT(([.A32]+2)/3))*4" office:value-type="float" office:value="41">
            <text:p>41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CONCATENATE(&quot;STATUS_&quot;;[.E32];&quot;(&quot;;[.E32];&quot;,/No text available./),&quot;)" office:value-type="string" office:string-value="STATUS_29(29,/No text available./),">
            <text:p>STATUS_29(29,/No text available./)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3]+2-(MOD(([.A33]+2);3)))/3*4" office:value-type="float" office:value="40">
            <text:p>40</text:p>
          </table:table-cell>
          <table:table-cell table:formula="of:=1+(INT(([.A33]+2)/3))*4" office:value-type="float" office:value="41">
            <text:p>41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CONCATENATE(&quot;STATUS_&quot;;[.E33];&quot;(&quot;;[.E33];&quot;,/No text available./),&quot;)" office:value-type="string" office:string-value="STATUS_30(30,/No text available./),">
            <text:p>STATUS_30(30,/No text available./),</text:p>
          </table:table-cell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/>
          <table:table-cell table:formula="of:=CONCATENATE(&quot;STATUS_&quot;;[.E34];&quot;(&quot;;[.E34];&quot;,/No text available./),&quot;)" office:value-type="string" office:string-value="STATUS_31(31,/No text available./),">
            <text:p>STATUS_31(31,/No text available./),</text:p>
          </table:table-cell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/>
          <table:table-cell table:formula="of:=CONCATENATE(&quot;STATUS_&quot;;[.E35];&quot;(&quot;;[.E35];&quot;,/No text available./),&quot;)" office:value-type="string" office:string-value="STATUS_32(32,/No text available./),">
            <text:p>STATUS_32(32,/No text available./),</text:p>
          </table:table-cell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/>
          <table:table-cell table:formula="of:=CONCATENATE(&quot;STATUS_&quot;;[.E36];&quot;(&quot;;[.E36];&quot;,/No text available./),&quot;)" office:value-type="string" office:string-value="STATUS_33(33,/No text available./),">
            <text:p>STATUS_33(33,/No text available./),</text:p>
          </table:table-cell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/>
          <table:table-cell table:formula="of:=CONCATENATE(&quot;STATUS_&quot;;[.E37];&quot;(&quot;;[.E37];&quot;,/No text available./),&quot;)" office:value-type="string" office:string-value="STATUS_34(34,/No text available./),">
            <text:p>STATUS_34(34,/No text available./),</text:p>
          </table:table-cell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/>
          <table:table-cell table:formula="of:=CONCATENATE(&quot;STATUS_&quot;;[.E38];&quot;(&quot;;[.E38];&quot;,/No text available./),&quot;)" office:value-type="string" office:string-value="STATUS_35(35,/No text available./),">
            <text:p>STATUS_35(35,/No text available./),</text:p>
          </table:table-cell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/>
          <table:table-cell table:formula="of:=CONCATENATE(&quot;STATUS_&quot;;[.E39];&quot;(&quot;;[.E39];&quot;,/No text available./),&quot;)" office:value-type="string" office:string-value="STATUS_36(36,/No text available./),">
            <text:p>STATUS_36(36,/No text available./),</text:p>
          </table:table-cell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/>
          <table:table-cell table:formula="of:=CONCATENATE(&quot;STATUS_&quot;;[.E40];&quot;(&quot;;[.E40];&quot;,/No text available./),&quot;)" office:value-type="string" office:string-value="STATUS_37(37,/No text available./),">
            <text:p>STATUS_37(37,/No text available./),</text:p>
          </table:table-cell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/>
          <table:table-cell table:formula="of:=CONCATENATE(&quot;STATUS_&quot;;[.E41];&quot;(&quot;;[.E41];&quot;,/No text available./),&quot;)" office:value-type="string" office:string-value="STATUS_38(38,/No text available./),">
            <text:p>STATUS_38(38,/No text available./),</text:p>
          </table:table-cell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/>
          <table:table-cell table:formula="of:=CONCATENATE(&quot;STATUS_&quot;;[.E42];&quot;(&quot;;[.E42];&quot;,/No text available./),&quot;)" office:value-type="string" office:string-value="STATUS_39(39,/No text available./),">
            <text:p>STATUS_39(39,/No text available./),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/>
          <table:table-cell table:formula="of:=CONCATENATE(&quot;STATUS_&quot;;[.E43];&quot;(&quot;;[.E43];&quot;,/No text available./),&quot;)" office:value-type="string" office:string-value="STATUS_40(40,/No text available./),">
            <text:p>STATUS_40(40,/No text available./),</text:p>
          </table:table-cell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/>
          <table:table-cell table:formula="of:=CONCATENATE(&quot;STATUS_&quot;;[.E44];&quot;(&quot;;[.E44];&quot;,/No text available./),&quot;)" office:value-type="string" office:string-value="STATUS_41(41,/No text available./),">
            <text:p>STATUS_41(41,/No text available./),</text:p>
          </table:table-cell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/>
          <table:table-cell table:formula="of:=CONCATENATE(&quot;STATUS_&quot;;[.E45];&quot;(&quot;;[.E45];&quot;,/No text available./),&quot;)" office:value-type="string" office:string-value="STATUS_42(42,/No text available./),">
            <text:p>STATUS_42(42,/No text available./),</text:p>
          </table:table-cell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/>
          <table:table-cell table:formula="of:=CONCATENATE(&quot;STATUS_&quot;;[.E46];&quot;(&quot;;[.E46];&quot;,/No text available./),&quot;)" office:value-type="string" office:string-value="STATUS_43(43,/No text available./),">
            <text:p>STATUS_43(43,/No text available./),</text:p>
          </table:table-cell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/>
          <table:table-cell table:formula="of:=CONCATENATE(&quot;STATUS_&quot;;[.E47];&quot;(&quot;;[.E47];&quot;,/No text available./),&quot;)" office:value-type="string" office:string-value="STATUS_44(44,/No text available./),">
            <text:p>STATUS_44(44,/No text available./),</text:p>
          </table:table-cell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/>
          <table:table-cell table:formula="of:=CONCATENATE(&quot;STATUS_&quot;;[.E48];&quot;(&quot;;[.E48];&quot;,/No text available./),&quot;)" office:value-type="string" office:string-value="STATUS_45(45,/No text available./),">
            <text:p>STATUS_45(45,/No text available./),</text:p>
          </table:table-cell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/>
          <table:table-cell table:formula="of:=CONCATENATE(&quot;STATUS_&quot;;[.E49];&quot;(&quot;;[.E49];&quot;,/No text available./),&quot;)" office:value-type="string" office:string-value="STATUS_46(46,/No text available./),">
            <text:p>STATUS_46(46,/No text available./),</text:p>
          </table:table-cell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/>
          <table:table-cell table:formula="of:=CONCATENATE(&quot;STATUS_&quot;;[.E50];&quot;(&quot;;[.E50];&quot;,/No text available./),&quot;)" office:value-type="string" office:string-value="STATUS_47(47,/No text available./),">
            <text:p>STATUS_47(47,/No text available./),</text:p>
          </table:table-cell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/>
          <table:table-cell table:formula="of:=CONCATENATE(&quot;STATUS_&quot;;[.E51];&quot;(&quot;;[.E51];&quot;,/No text available./),&quot;)" office:value-type="string" office:string-value="STATUS_48(48,/No text available./),">
            <text:p>STATUS_48(48,/No text available./),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/>
          <table:table-cell table:formula="of:=CONCATENATE(&quot;STATUS_&quot;;[.E52];&quot;(&quot;;[.E52];&quot;,/No text available./),&quot;)" office:value-type="string" office:string-value="STATUS_49(49,/No text available./),">
            <text:p>STATUS_49(49,/No text available./),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/>
          <table:table-cell table:formula="of:=CONCATENATE(&quot;STATUS_&quot;;[.E53];&quot;(&quot;;[.E53];&quot;,/No text available./),&quot;)" office:value-type="string" office:string-value="STATUS_50(50,/No text available./),">
            <text:p>STATUS_50(50,/No text available./),</text:p>
          </table:table-cell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/>
          <table:table-cell table:formula="of:=CONCATENATE(&quot;STATUS_&quot;;[.E54];&quot;(&quot;;[.E54];&quot;,/No text available./),&quot;)" office:value-type="string" office:string-value="STATUS_51(51,/No text available./),">
            <text:p>STATUS_51(51,/No text available./),</text:p>
          </table:table-cell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/>
          <table:table-cell table:formula="of:=CONCATENATE(&quot;STATUS_&quot;;[.E55];&quot;(&quot;;[.E55];&quot;,/No text available./),&quot;)" office:value-type="string" office:string-value="STATUS_52(52,/No text available./),">
            <text:p>STATUS_52(52,/No text available./),</text:p>
          </table:table-cell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/>
          <table:table-cell table:formula="of:=CONCATENATE(&quot;STATUS_&quot;;[.E56];&quot;(&quot;;[.E56];&quot;,/No text available./),&quot;)" office:value-type="string" office:string-value="STATUS_53(53,/No text available./),">
            <text:p>STATUS_53(53,/No text available./),</text:p>
          </table:table-cell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/>
          <table:table-cell table:formula="of:=CONCATENATE(&quot;STATUS_&quot;;[.E57];&quot;(&quot;;[.E57];&quot;,/No text available./),&quot;)" office:value-type="string" office:string-value="STATUS_54(54,/No text available./),">
            <text:p>STATUS_54(54,/No text available./),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/>
          <table:table-cell table:formula="of:=CONCATENATE(&quot;STATUS_&quot;;[.E58];&quot;(&quot;;[.E58];&quot;,/No text available./),&quot;)" office:value-type="string" office:string-value="STATUS_55(55,/No text available./),">
            <text:p>STATUS_55(55,/No text available./),</text:p>
          </table:table-cell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/>
          <table:table-cell table:formula="of:=CONCATENATE(&quot;STATUS_&quot;;[.E59];&quot;(&quot;;[.E59];&quot;,/No text available./),&quot;)" office:value-type="string" office:string-value="STATUS_56(56,/No text available./),">
            <text:p>STATUS_56(56,/No text available./),</text:p>
          </table:table-cell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/>
          <table:table-cell table:formula="of:=CONCATENATE(&quot;STATUS_&quot;;[.E60];&quot;(&quot;;[.E60];&quot;,/No text available./),&quot;)" office:value-type="string" office:string-value="STATUS_57(57,/No text available./),">
            <text:p>STATUS_57(57,/No text available./),</text:p>
          </table:table-cell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/>
          <table:table-cell table:formula="of:=CONCATENATE(&quot;STATUS_&quot;;[.E61];&quot;(&quot;;[.E61];&quot;,/No text available./),&quot;)" office:value-type="string" office:string-value="STATUS_58(58,/No text available./),">
            <text:p>STATUS_58(58,/No text available./),</text:p>
          </table:table-cell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/>
          <table:table-cell table:formula="of:=CONCATENATE(&quot;STATUS_&quot;;[.E62];&quot;(&quot;;[.E62];&quot;,/No text available./),&quot;)" office:value-type="string" office:string-value="STATUS_59(59,/No text available./),">
            <text:p>STATUS_59(59,/No text available./),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/>
          <table:table-cell table:formula="of:=CONCATENATE(&quot;STATUS_&quot;;[.E63];&quot;(&quot;;[.E63];&quot;,/No text available./),&quot;)" office:value-type="string" office:string-value="STATUS_60(60,/No text available./),">
            <text:p>STATUS_60(60,/No text available./),</text:p>
          </table:table-cell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/>
          <table:table-cell table:formula="of:=CONCATENATE(&quot;STATUS_&quot;;[.E64];&quot;(&quot;;[.E64];&quot;,/No text available./),&quot;)" office:value-type="string" office:string-value="STATUS_61(61,/No text available./),">
            <text:p>STATUS_61(61,/No text available./),</text:p>
          </table:table-cell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/>
          <table:table-cell table:formula="of:=CONCATENATE(&quot;STATUS_&quot;;[.E65];&quot;(&quot;;[.E65];&quot;,/No text available./),&quot;)" office:value-type="string" office:string-value="STATUS_62(62,/No text available./),">
            <text:p>STATUS_62(62,/No text available./),</text:p>
          </table:table-cell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/>
          <table:table-cell table:formula="of:=CONCATENATE(&quot;STATUS_&quot;;[.E66];&quot;(&quot;;[.E66];&quot;,/No text available./),&quot;)" office:value-type="string" office:string-value="STATUS_63(63,/No text available./),">
            <text:p>STATUS_63(63,/No text available./),</text:p>
          </table:table-cell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/>
          <table:table-cell table:formula="of:=CONCATENATE(&quot;STATUS_&quot;;[.E67];&quot;(&quot;;[.E67];&quot;,/No text available./),&quot;)" office:value-type="string" office:string-value="STATUS_64(64,/No text available./),">
            <text:p>STATUS_64(64,/No text available./),</text:p>
          </table:table-cell>
        </table:table-row>
        <table:table-row table:style-name="ro1">
          <table:table-cell table:number-columns-repeated="4"/>
          <table:table-cell office:value-type="float" office:value="65">
            <text:p>65</text:p>
          </table:table-cell>
          <table:table-cell/>
          <table:table-cell table:formula="of:=CONCATENATE(&quot;STATUS_&quot;;[.E68];&quot;(&quot;;[.E68];&quot;,/No text available./),&quot;)" office:value-type="string" office:string-value="STATUS_65(65,/No text available./),">
            <text:p>STATUS_65(65,/No text available./),</text:p>
          </table:table-cell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/>
          <table:table-cell table:formula="of:=CONCATENATE(&quot;STATUS_&quot;;[.E69];&quot;(&quot;;[.E69];&quot;,/No text available./),&quot;)" office:value-type="string" office:string-value="STATUS_66(66,/No text available./),">
            <text:p>STATUS_66(66,/No text available./),</text:p>
          </table:table-cell>
        </table:table-row>
        <table:table-row table:style-name="ro1">
          <table:table-cell table:number-columns-repeated="4"/>
          <table:table-cell office:value-type="float" office:value="67">
            <text:p>67</text:p>
          </table:table-cell>
          <table:table-cell/>
          <table:table-cell table:formula="of:=CONCATENATE(&quot;STATUS_&quot;;[.E70];&quot;(&quot;;[.E70];&quot;,/No text available./),&quot;)" office:value-type="string" office:string-value="STATUS_67(67,/No text available./),">
            <text:p>STATUS_67(67,/No text available./),</text:p>
          </table:table-cell>
        </table:table-row>
        <table:table-row table:style-name="ro1">
          <table:table-cell table:number-columns-repeated="4"/>
          <table:table-cell office:value-type="float" office:value="68">
            <text:p>68</text:p>
          </table:table-cell>
          <table:table-cell/>
          <table:table-cell table:formula="of:=CONCATENATE(&quot;STATUS_&quot;;[.E71];&quot;(&quot;;[.E71];&quot;,/No text available./),&quot;)" office:value-type="string" office:string-value="STATUS_68(68,/No text available./),">
            <text:p>STATUS_68(68,/No text available./),</text:p>
          </table:table-cell>
        </table:table-row>
        <table:table-row table:style-name="ro1">
          <table:table-cell table:number-columns-repeated="4"/>
          <table:table-cell office:value-type="float" office:value="69">
            <text:p>69</text:p>
          </table:table-cell>
          <table:table-cell/>
          <table:table-cell table:formula="of:=CONCATENATE(&quot;STATUS_&quot;;[.E72];&quot;(&quot;;[.E72];&quot;,/No text available./),&quot;)" office:value-type="string" office:string-value="STATUS_69(69,/No text available./),">
            <text:p>STATUS_69(69,/No text available./),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/>
          <table:table-cell table:formula="of:=CONCATENATE(&quot;STATUS_&quot;;[.E73];&quot;(&quot;;[.E73];&quot;,/No text available./),&quot;)" office:value-type="string" office:string-value="STATUS_70(70,/No text available./),">
            <text:p>STATUS_70(70,/No text available./),</text:p>
          </table:table-cell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/>
          <table:table-cell table:formula="of:=CONCATENATE(&quot;STATUS_&quot;;[.E74];&quot;(&quot;;[.E74];&quot;,/No text available./),&quot;)" office:value-type="string" office:string-value="STATUS_71(71,/No text available./),">
            <text:p>STATUS_71(71,/No text available./),</text:p>
          </table:table-cell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/>
          <table:table-cell table:formula="of:=CONCATENATE(&quot;STATUS_&quot;;[.E75];&quot;(&quot;;[.E75];&quot;,/No text available./),&quot;)" office:value-type="string" office:string-value="STATUS_72(72,/No text available./),">
            <text:p>STATUS_72(72,/No text available./),</text:p>
          </table:table-cell>
        </table:table-row>
        <table:table-row table:style-name="ro1">
          <table:table-cell table:number-columns-repeated="4"/>
          <table:table-cell office:value-type="float" office:value="73">
            <text:p>73</text:p>
          </table:table-cell>
          <table:table-cell/>
          <table:table-cell table:formula="of:=CONCATENATE(&quot;STATUS_&quot;;[.E76];&quot;(&quot;;[.E76];&quot;,/No text available./),&quot;)" office:value-type="string" office:string-value="STATUS_73(73,/No text available./),">
            <text:p>STATUS_73(73,/No text available./),</text:p>
          </table:table-cell>
        </table:table-row>
        <table:table-row table:style-name="ro1">
          <table:table-cell table:number-columns-repeated="4"/>
          <table:table-cell office:value-type="float" office:value="74">
            <text:p>74</text:p>
          </table:table-cell>
          <table:table-cell/>
          <table:table-cell table:formula="of:=CONCATENATE(&quot;STATUS_&quot;;[.E77];&quot;(&quot;;[.E77];&quot;,/No text available./),&quot;)" office:value-type="string" office:string-value="STATUS_74(74,/No text available./),">
            <text:p>STATUS_74(74,/No text available./),</text:p>
          </table:table-cell>
        </table:table-row>
        <table:table-row table:style-name="ro1">
          <table:table-cell table:number-columns-repeated="4"/>
          <table:table-cell office:value-type="float" office:value="75">
            <text:p>75</text:p>
          </table:table-cell>
          <table:table-cell/>
          <table:table-cell table:formula="of:=CONCATENATE(&quot;STATUS_&quot;;[.E78];&quot;(&quot;;[.E78];&quot;,/No text available./),&quot;)" office:value-type="string" office:string-value="STATUS_75(75,/No text available./),">
            <text:p>STATUS_75(75,/No text available./),</text:p>
          </table:table-cell>
        </table:table-row>
        <table:table-row table:style-name="ro1">
          <table:table-cell table:number-columns-repeated="4"/>
          <table:table-cell office:value-type="float" office:value="76">
            <text:p>76</text:p>
          </table:table-cell>
          <table:table-cell/>
          <table:table-cell table:formula="of:=CONCATENATE(&quot;STATUS_&quot;;[.E79];&quot;(&quot;;[.E79];&quot;,/No text available./),&quot;)" office:value-type="string" office:string-value="STATUS_76(76,/No text available./),">
            <text:p>STATUS_76(76,/No text available./),</text:p>
          </table:table-cell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/>
          <table:table-cell table:formula="of:=CONCATENATE(&quot;STATUS_&quot;;[.E80];&quot;(&quot;;[.E80];&quot;,/No text available./),&quot;)" office:value-type="string" office:string-value="STATUS_77(77,/No text available./),">
            <text:p>STATUS_77(77,/No text available./),</text:p>
          </table:table-cell>
        </table:table-row>
        <table:table-row table:style-name="ro1">
          <table:table-cell table:number-columns-repeated="4"/>
          <table:table-cell office:value-type="float" office:value="78">
            <text:p>78</text:p>
          </table:table-cell>
          <table:table-cell/>
          <table:table-cell table:formula="of:=CONCATENATE(&quot;STATUS_&quot;;[.E81];&quot;(&quot;;[.E81];&quot;,/No text available./),&quot;)" office:value-type="string" office:string-value="STATUS_78(78,/No text available./),">
            <text:p>STATUS_78(78,/No text available./),</text:p>
          </table:table-cell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/>
          <table:table-cell table:formula="of:=CONCATENATE(&quot;STATUS_&quot;;[.E82];&quot;(&quot;;[.E82];&quot;,/No text available./),&quot;)" office:value-type="string" office:string-value="STATUS_79(79,/No text available./),">
            <text:p>STATUS_79(79,/No text available./),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/>
          <table:table-cell table:formula="of:=CONCATENATE(&quot;STATUS_&quot;;[.E83];&quot;(&quot;;[.E83];&quot;,/No text available./),&quot;)" office:value-type="string" office:string-value="STATUS_80(80,/No text available./),">
            <text:p>STATUS_80(80,/No text available./),</text:p>
          </table:table-cell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/>
          <table:table-cell table:formula="of:=CONCATENATE(&quot;STATUS_&quot;;[.E84];&quot;(&quot;;[.E84];&quot;,/No text available./),&quot;)" office:value-type="string" office:string-value="STATUS_81(81,/No text available./),">
            <text:p>STATUS_81(81,/No text available./),</text:p>
          </table:table-cell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/>
          <table:table-cell table:formula="of:=CONCATENATE(&quot;STATUS_&quot;;[.E85];&quot;(&quot;;[.E85];&quot;,/No text available./),&quot;)" office:value-type="string" office:string-value="STATUS_82(82,/No text available./),">
            <text:p>STATUS_82(82,/No text available./),</text:p>
          </table:table-cell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/>
          <table:table-cell table:formula="of:=CONCATENATE(&quot;STATUS_&quot;;[.E86];&quot;(&quot;;[.E86];&quot;,/No text available./),&quot;)" office:value-type="string" office:string-value="STATUS_83(83,/No text available./),">
            <text:p>STATUS_83(83,/No text available./),</text:p>
          </table:table-cell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/>
          <table:table-cell table:formula="of:=CONCATENATE(&quot;STATUS_&quot;;[.E87];&quot;(&quot;;[.E87];&quot;,/No text available./),&quot;)" office:value-type="string" office:string-value="STATUS_84(84,/No text available./),">
            <text:p>STATUS_84(84,/No text available./),</text:p>
          </table:table-cell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/>
          <table:table-cell table:formula="of:=CONCATENATE(&quot;STATUS_&quot;;[.E88];&quot;(&quot;;[.E88];&quot;,/No text available./),&quot;)" office:value-type="string" office:string-value="STATUS_85(85,/No text available./),">
            <text:p>STATUS_85(85,/No text available./),</text:p>
          </table:table-cell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/>
          <table:table-cell table:formula="of:=CONCATENATE(&quot;STATUS_&quot;;[.E89];&quot;(&quot;;[.E89];&quot;,/No text available./),&quot;)" office:value-type="string" office:string-value="STATUS_86(86,/No text available./),">
            <text:p>STATUS_86(86,/No text available./),</text:p>
          </table:table-cell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/>
          <table:table-cell table:formula="of:=CONCATENATE(&quot;STATUS_&quot;;[.E90];&quot;(&quot;;[.E90];&quot;,/No text available./),&quot;)" office:value-type="string" office:string-value="STATUS_87(87,/No text available./),">
            <text:p>STATUS_87(87,/No text available./),</text:p>
          </table:table-cell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/>
          <table:table-cell table:formula="of:=CONCATENATE(&quot;STATUS_&quot;;[.E91];&quot;(&quot;;[.E91];&quot;,/No text available./),&quot;)" office:value-type="string" office:string-value="STATUS_88(88,/No text available./),">
            <text:p>STATUS_88(88,/No text available./),</text:p>
          </table:table-cell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/>
          <table:table-cell table:formula="of:=CONCATENATE(&quot;STATUS_&quot;;[.E92];&quot;(&quot;;[.E92];&quot;,/No text available./),&quot;)" office:value-type="string" office:string-value="STATUS_89(89,/No text available./),">
            <text:p>STATUS_89(89,/No text available./),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/>
          <table:table-cell table:formula="of:=CONCATENATE(&quot;STATUS_&quot;;[.E93];&quot;(&quot;;[.E93];&quot;,/No text available./),&quot;)" office:value-type="string" office:string-value="STATUS_90(90,/No text available./),">
            <text:p>STATUS_90(90,/No text available./),</text:p>
          </table:table-cell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/>
          <table:table-cell table:formula="of:=CONCATENATE(&quot;STATUS_&quot;;[.E94];&quot;(&quot;;[.E94];&quot;,/No text available./),&quot;)" office:value-type="string" office:string-value="STATUS_91(91,/No text available./),">
            <text:p>STATUS_91(91,/No text available./),</text:p>
          </table:table-cell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/>
          <table:table-cell table:formula="of:=CONCATENATE(&quot;STATUS_&quot;;[.E95];&quot;(&quot;;[.E95];&quot;,/No text available./),&quot;)" office:value-type="string" office:string-value="STATUS_92(92,/No text available./),">
            <text:p>STATUS_92(92,/No text available./),</text:p>
          </table:table-cell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/>
          <table:table-cell table:formula="of:=CONCATENATE(&quot;STATUS_&quot;;[.E96];&quot;(&quot;;[.E96];&quot;,/No text available./),&quot;)" office:value-type="string" office:string-value="STATUS_93(93,/No text available./),">
            <text:p>STATUS_93(93,/No text available./),</text:p>
          </table:table-cell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/>
          <table:table-cell table:formula="of:=CONCATENATE(&quot;STATUS_&quot;;[.E97];&quot;(&quot;;[.E97];&quot;,/No text available./),&quot;)" office:value-type="string" office:string-value="STATUS_94(94,/No text available./),">
            <text:p>STATUS_94(94,/No text available./),</text:p>
          </table:table-cell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/>
          <table:table-cell table:formula="of:=CONCATENATE(&quot;STATUS_&quot;;[.E98];&quot;(&quot;;[.E98];&quot;,/No text available./),&quot;)" office:value-type="string" office:string-value="STATUS_95(95,/No text available./),">
            <text:p>STATUS_95(95,/No text available./),</text:p>
          </table:table-cell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/>
          <table:table-cell table:formula="of:=CONCATENATE(&quot;STATUS_&quot;;[.E99];&quot;(&quot;;[.E99];&quot;,/No text available./),&quot;)" office:value-type="string" office:string-value="STATUS_96(96,/No text available./),">
            <text:p>STATUS_96(96,/No text available./),</text:p>
          </table:table-cell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/>
          <table:table-cell table:formula="of:=CONCATENATE(&quot;STATUS_&quot;;[.E100];&quot;(&quot;;[.E100];&quot;,/No text available./),&quot;)" office:value-type="string" office:string-value="STATUS_97(97,/No text available./),">
            <text:p>STATUS_97(97,/No text available./),</text:p>
          </table:table-cell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/>
          <table:table-cell table:formula="of:=CONCATENATE(&quot;STATUS_&quot;;[.E101];&quot;(&quot;;[.E101];&quot;,/No text available./),&quot;)" office:value-type="string" office:string-value="STATUS_98(98,/No text available./),">
            <text:p>STATUS_98(98,/No text available./),</text:p>
          </table:table-cell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/>
          <table:table-cell table:formula="of:=CONCATENATE(&quot;STATUS_&quot;;[.E102];&quot;(&quot;;[.E102];&quot;,/No text available./),&quot;)" office:value-type="string" office:string-value="STATUS_99(99,/No text available./),">
            <text:p>STATUS_99(99,/No text available./),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/>
          <table:table-cell table:formula="of:=CONCATENATE(&quot;STATUS_&quot;;[.E103];&quot;(&quot;;[.E103];&quot;,/No text available./),&quot;)" office:value-type="string" office:string-value="STATUS_100(100,/No text available./),">
            <text:p>STATUS_100(100,/No text available./),</text:p>
          </table:table-cell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/>
          <table:table-cell table:formula="of:=CONCATENATE(&quot;STATUS_&quot;;[.E104];&quot;(&quot;;[.E104];&quot;,/No text available./),&quot;)" office:value-type="string" office:string-value="STATUS_101(101,/No text available./),">
            <text:p>STATUS_101(101,/No text available./),</text:p>
          </table:table-cell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/>
          <table:table-cell table:formula="of:=CONCATENATE(&quot;STATUS_&quot;;[.E105];&quot;(&quot;;[.E105];&quot;,/No text available./),&quot;)" office:value-type="string" office:string-value="STATUS_102(102,/No text available./),">
            <text:p>STATUS_102(102,/No text available./),</text:p>
          </table:table-cell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/>
          <table:table-cell table:formula="of:=CONCATENATE(&quot;STATUS_&quot;;[.E106];&quot;(&quot;;[.E106];&quot;,/No text available./),&quot;)" office:value-type="string" office:string-value="STATUS_103(103,/No text available./),">
            <text:p>STATUS_103(103,/No text available./),</text:p>
          </table:table-cell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/>
          <table:table-cell table:formula="of:=CONCATENATE(&quot;STATUS_&quot;;[.E107];&quot;(&quot;;[.E107];&quot;,/No text available./),&quot;)" office:value-type="string" office:string-value="STATUS_104(104,/No text available./),">
            <text:p>STATUS_104(104,/No text available./),</text:p>
          </table:table-cell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/>
          <table:table-cell table:formula="of:=CONCATENATE(&quot;STATUS_&quot;;[.E108];&quot;(&quot;;[.E108];&quot;,/No text available./),&quot;)" office:value-type="string" office:string-value="STATUS_105(105,/No text available./),">
            <text:p>STATUS_105(105,/No text available./),</text:p>
          </table:table-cell>
        </table:table-row>
        <table:table-row table:style-name="ro1">
          <table:table-cell table:number-columns-repeated="4"/>
          <table:table-cell office:value-type="float" office:value="106">
            <text:p>106</text:p>
          </table:table-cell>
          <table:table-cell/>
          <table:table-cell table:formula="of:=CONCATENATE(&quot;STATUS_&quot;;[.E109];&quot;(&quot;;[.E109];&quot;,/No text available./),&quot;)" office:value-type="string" office:string-value="STATUS_106(106,/No text available./),">
            <text:p>STATUS_106(106,/No text available./),</text:p>
          </table:table-cell>
        </table:table-row>
        <table:table-row table:style-name="ro1">
          <table:table-cell table:number-columns-repeated="4"/>
          <table:table-cell office:value-type="float" office:value="107">
            <text:p>107</text:p>
          </table:table-cell>
          <table:table-cell/>
          <table:table-cell table:formula="of:=CONCATENATE(&quot;STATUS_&quot;;[.E110];&quot;(&quot;;[.E110];&quot;,/No text available./),&quot;)" office:value-type="string" office:string-value="STATUS_107(107,/No text available./),">
            <text:p>STATUS_107(107,/No text available./),</text:p>
          </table:table-cell>
        </table:table-row>
        <table:table-row table:style-name="ro1">
          <table:table-cell table:number-columns-repeated="4"/>
          <table:table-cell office:value-type="float" office:value="108">
            <text:p>108</text:p>
          </table:table-cell>
          <table:table-cell/>
          <table:table-cell table:formula="of:=CONCATENATE(&quot;STATUS_&quot;;[.E111];&quot;(&quot;;[.E111];&quot;,/No text available./),&quot;)" office:value-type="string" office:string-value="STATUS_108(108,/No text available./),">
            <text:p>STATUS_108(108,/No text available./),</text:p>
          </table:table-cell>
        </table:table-row>
        <table:table-row table:style-name="ro1">
          <table:table-cell table:number-columns-repeated="4"/>
          <table:table-cell office:value-type="float" office:value="109">
            <text:p>109</text:p>
          </table:table-cell>
          <table:table-cell/>
          <table:table-cell table:formula="of:=CONCATENATE(&quot;STATUS_&quot;;[.E112];&quot;(&quot;;[.E112];&quot;,/No text available./),&quot;)" office:value-type="string" office:string-value="STATUS_109(109,/No text available./),">
            <text:p>STATUS_109(109,/No text available./),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/>
          <table:table-cell table:formula="of:=CONCATENATE(&quot;STATUS_&quot;;[.E113];&quot;(&quot;;[.E113];&quot;,/No text available./),&quot;)" office:value-type="string" office:string-value="STATUS_110(110,/No text available./),">
            <text:p>STATUS_110(110,/No text available./),</text:p>
          </table:table-cell>
        </table:table-row>
        <table:table-row table:style-name="ro1">
          <table:table-cell table:number-columns-repeated="4"/>
          <table:table-cell office:value-type="float" office:value="111">
            <text:p>111</text:p>
          </table:table-cell>
          <table:table-cell/>
          <table:table-cell table:formula="of:=CONCATENATE(&quot;STATUS_&quot;;[.E114];&quot;(&quot;;[.E114];&quot;,/No text available./),&quot;)" office:value-type="string" office:string-value="STATUS_111(111,/No text available./),">
            <text:p>STATUS_111(111,/No text available./),</text:p>
          </table:table-cell>
        </table:table-row>
        <table:table-row table:style-name="ro1">
          <table:table-cell table:number-columns-repeated="4"/>
          <table:table-cell office:value-type="float" office:value="112">
            <text:p>112</text:p>
          </table:table-cell>
          <table:table-cell/>
          <table:table-cell table:formula="of:=CONCATENATE(&quot;STATUS_&quot;;[.E115];&quot;(&quot;;[.E115];&quot;,/No text available./),&quot;)" office:value-type="string" office:string-value="STATUS_112(112,/No text available./),">
            <text:p>STATUS_112(112,/No text available./),</text:p>
          </table:table-cell>
        </table:table-row>
        <table:table-row table:style-name="ro1">
          <table:table-cell table:number-columns-repeated="4"/>
          <table:table-cell office:value-type="float" office:value="113">
            <text:p>113</text:p>
          </table:table-cell>
          <table:table-cell/>
          <table:table-cell table:formula="of:=CONCATENATE(&quot;STATUS_&quot;;[.E116];&quot;(&quot;;[.E116];&quot;,/No text available./),&quot;)" office:value-type="string" office:string-value="STATUS_113(113,/No text available./),">
            <text:p>STATUS_113(113,/No text available./),</text:p>
          </table:table-cell>
        </table:table-row>
        <table:table-row table:style-name="ro1">
          <table:table-cell table:number-columns-repeated="4"/>
          <table:table-cell office:value-type="float" office:value="114">
            <text:p>114</text:p>
          </table:table-cell>
          <table:table-cell/>
          <table:table-cell table:formula="of:=CONCATENATE(&quot;STATUS_&quot;;[.E117];&quot;(&quot;;[.E117];&quot;,/No text available./),&quot;)" office:value-type="string" office:string-value="STATUS_114(114,/No text available./),">
            <text:p>STATUS_114(114,/No text available./),</text:p>
          </table:table-cell>
        </table:table-row>
        <table:table-row table:style-name="ro1">
          <table:table-cell table:number-columns-repeated="4"/>
          <table:table-cell office:value-type="float" office:value="115">
            <text:p>115</text:p>
          </table:table-cell>
          <table:table-cell/>
          <table:table-cell table:formula="of:=CONCATENATE(&quot;STATUS_&quot;;[.E118];&quot;(&quot;;[.E118];&quot;,/No text available./),&quot;)" office:value-type="string" office:string-value="STATUS_115(115,/No text available./),">
            <text:p>STATUS_115(115,/No text available./),</text:p>
          </table:table-cell>
        </table:table-row>
        <table:table-row table:style-name="ro1">
          <table:table-cell table:number-columns-repeated="4"/>
          <table:table-cell office:value-type="float" office:value="116">
            <text:p>116</text:p>
          </table:table-cell>
          <table:table-cell/>
          <table:table-cell table:formula="of:=CONCATENATE(&quot;STATUS_&quot;;[.E119];&quot;(&quot;;[.E119];&quot;,/No text available./),&quot;)" office:value-type="string" office:string-value="STATUS_116(116,/No text available./),">
            <text:p>STATUS_116(116,/No text available./),</text:p>
          </table:table-cell>
        </table:table-row>
        <table:table-row table:style-name="ro1">
          <table:table-cell table:number-columns-repeated="4"/>
          <table:table-cell office:value-type="float" office:value="117">
            <text:p>117</text:p>
          </table:table-cell>
          <table:table-cell/>
          <table:table-cell table:formula="of:=CONCATENATE(&quot;STATUS_&quot;;[.E120];&quot;(&quot;;[.E120];&quot;,/No text available./),&quot;)" office:value-type="string" office:string-value="STATUS_117(117,/No text available./),">
            <text:p>STATUS_117(117,/No text available./),</text:p>
          </table:table-cell>
        </table:table-row>
        <table:table-row table:style-name="ro1">
          <table:table-cell table:number-columns-repeated="4"/>
          <table:table-cell office:value-type="float" office:value="118">
            <text:p>118</text:p>
          </table:table-cell>
          <table:table-cell/>
          <table:table-cell table:formula="of:=CONCATENATE(&quot;STATUS_&quot;;[.E121];&quot;(&quot;;[.E121];&quot;,/No text available./),&quot;)" office:value-type="string" office:string-value="STATUS_118(118,/No text available./),">
            <text:p>STATUS_118(118,/No text available./),</text:p>
          </table:table-cell>
        </table:table-row>
        <table:table-row table:style-name="ro1">
          <table:table-cell table:number-columns-repeated="4"/>
          <table:table-cell office:value-type="float" office:value="119">
            <text:p>119</text:p>
          </table:table-cell>
          <table:table-cell/>
          <table:table-cell table:formula="of:=CONCATENATE(&quot;STATUS_&quot;;[.E122];&quot;(&quot;;[.E122];&quot;,/No text available./),&quot;)" office:value-type="string" office:string-value="STATUS_119(119,/No text available./),">
            <text:p>STATUS_119(119,/No text available./),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/>
          <table:table-cell table:formula="of:=CONCATENATE(&quot;STATUS_&quot;;[.E123];&quot;(&quot;;[.E123];&quot;,/No text available./),&quot;)" office:value-type="string" office:string-value="STATUS_120(120,/No text available./),">
            <text:p>STATUS_120(120,/No text available./),</text:p>
          </table:table-cell>
        </table:table-row>
        <table:table-row table:style-name="ro1">
          <table:table-cell table:number-columns-repeated="4"/>
          <table:table-cell office:value-type="float" office:value="121">
            <text:p>121</text:p>
          </table:table-cell>
          <table:table-cell/>
          <table:table-cell table:formula="of:=CONCATENATE(&quot;STATUS_&quot;;[.E124];&quot;(&quot;;[.E124];&quot;,/No text available./),&quot;)" office:value-type="string" office:string-value="STATUS_121(121,/No text available./),">
            <text:p>STATUS_121(121,/No text available./),</text:p>
          </table:table-cell>
        </table:table-row>
        <table:table-row table:style-name="ro1">
          <table:table-cell table:number-columns-repeated="4"/>
          <table:table-cell office:value-type="float" office:value="122">
            <text:p>122</text:p>
          </table:table-cell>
          <table:table-cell/>
          <table:table-cell table:formula="of:=CONCATENATE(&quot;STATUS_&quot;;[.E125];&quot;(&quot;;[.E125];&quot;,/No text available./),&quot;)" office:value-type="string" office:string-value="STATUS_122(122,/No text available./),">
            <text:p>STATUS_122(122,/No text available./),</text:p>
          </table:table-cell>
        </table:table-row>
        <table:table-row table:style-name="ro1">
          <table:table-cell table:number-columns-repeated="4"/>
          <table:table-cell office:value-type="float" office:value="123">
            <text:p>123</text:p>
          </table:table-cell>
          <table:table-cell/>
          <table:table-cell table:formula="of:=CONCATENATE(&quot;STATUS_&quot;;[.E126];&quot;(&quot;;[.E126];&quot;,/No text available./),&quot;)" office:value-type="string" office:string-value="STATUS_123(123,/No text available./),">
            <text:p>STATUS_123(123,/No text available./),</text:p>
          </table:table-cell>
        </table:table-row>
        <table:table-row table:style-name="ro1">
          <table:table-cell table:number-columns-repeated="4"/>
          <table:table-cell office:value-type="float" office:value="124">
            <text:p>124</text:p>
          </table:table-cell>
          <table:table-cell/>
          <table:table-cell table:formula="of:=CONCATENATE(&quot;STATUS_&quot;;[.E127];&quot;(&quot;;[.E127];&quot;,/No text available./),&quot;)" office:value-type="string" office:string-value="STATUS_124(124,/No text available./),">
            <text:p>STATUS_124(124,/No text available./),</text:p>
          </table:table-cell>
        </table:table-row>
        <table:table-row table:style-name="ro1">
          <table:table-cell table:number-columns-repeated="4"/>
          <table:table-cell office:value-type="float" office:value="125">
            <text:p>125</text:p>
          </table:table-cell>
          <table:table-cell/>
          <table:table-cell table:formula="of:=CONCATENATE(&quot;STATUS_&quot;;[.E128];&quot;(&quot;;[.E128];&quot;,/No text available./),&quot;)" office:value-type="string" office:string-value="STATUS_125(125,/No text available./),">
            <text:p>STATUS_125(125,/No text available./),</text:p>
          </table:table-cell>
        </table:table-row>
        <table:table-row table:style-name="ro1">
          <table:table-cell table:number-columns-repeated="4"/>
          <table:table-cell office:value-type="float" office:value="126">
            <text:p>126</text:p>
          </table:table-cell>
          <table:table-cell/>
          <table:table-cell table:formula="of:=CONCATENATE(&quot;STATUS_&quot;;[.E129];&quot;(&quot;;[.E129];&quot;,/No text available./),&quot;)" office:value-type="string" office:string-value="STATUS_126(126,/No text available./),">
            <text:p>STATUS_126(126,/No text available./),</text:p>
          </table:table-cell>
        </table:table-row>
        <table:table-row table:style-name="ro1">
          <table:table-cell table:number-columns-repeated="4"/>
          <table:table-cell office:value-type="float" office:value="127">
            <text:p>127</text:p>
          </table:table-cell>
          <table:table-cell/>
          <table:table-cell table:formula="of:=CONCATENATE(&quot;STATUS_&quot;;[.E130];&quot;(&quot;;[.E130];&quot;,/No text available./),&quot;)" office:value-type="string" office:string-value="STATUS_127(127,/No text available./),">
            <text:p>STATUS_127(127,/No text available./),</text:p>
          </table:table-cell>
        </table:table-row>
      </table:table>
      <table:table table:name="steppers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2000 is high end of steps per seco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eps per se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333">
            <text:p>3.33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table:number-columns-repeated="1010"/>
        </table:table-row>
        <table:table-row table:style-name="ro1">
          <table:table-cell office:value-type="string">
            <text:p>steps per rev</text:p>
          </table:table-cell>
          <table:table-cell table:number-columns-repeated="13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office:value-type="string">
            <text:p>rev per sec</text:p>
          </table:table-cell>
          <table:table-cell table:formula="of:=[.B8]/[.B9]" office:value-type="float" office:value="0.005">
            <text:p>0.005</text:p>
          </table:table-cell>
          <table:table-cell table:formula="of:=[.C8]/[.C9]" office:value-type="float" office:value="0.01">
            <text:p>0.01</text:p>
          </table:table-cell>
          <table:table-cell table:formula="of:=[.D8]/[.D9]" office:value-type="float" office:value="0.016665">
            <text:p>0.016665</text:p>
          </table:table-cell>
          <table:table-cell table:formula="of:=[.E8]/[.E9]" office:value-type="float" office:value="0.02">
            <text:p>0.02</text:p>
          </table:table-cell>
          <table:table-cell table:formula="of:=[.F8]/[.F9]" office:value-type="float" office:value="0.025">
            <text:p>0.025</text:p>
          </table:table-cell>
          <table:table-cell table:formula="of:=[.G8]/[.G9]" office:value-type="float" office:value="0.035">
            <text:p>0.035</text:p>
          </table:table-cell>
          <table:table-cell table:formula="of:=[.H8]/[.H9]" office:value-type="float" office:value="0.25">
            <text:p>0.25</text:p>
          </table:table-cell>
          <table:table-cell table:formula="of:=[.I8]/[.I9]" office:value-type="float" office:value="0.5">
            <text:p>0.5</text:p>
          </table:table-cell>
          <table:table-cell table:formula="of:=[.J8]/[.J9]" office:value-type="float" office:value="1.25">
            <text:p>1.25</text:p>
          </table:table-cell>
          <table:table-cell table:formula="of:=[.K8]/[.K9]" office:value-type="float" office:value="2.5">
            <text:p>2.5</text:p>
          </table:table-cell>
          <table:table-cell table:formula="of:=[.L8]/[.L9]" office:value-type="float" office:value="5">
            <text:p>5</text:p>
          </table:table-cell>
          <table:table-cell table:formula="of:=[.M8]/[.M9]" office:value-type="float" office:value="7.5">
            <text:p>7.5</text:p>
          </table:table-cell>
          <table:table-cell table:formula="of:=[.N8]/[.N9]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ev per min</text:p>
          </table:table-cell>
          <table:table-cell table:style-name="ce1" table:formula="of:=60*[.B10]" office:value-type="float" office:value="0.3">
            <text:p>0.3</text:p>
          </table:table-cell>
          <table:table-cell table:style-name="ce1" table:formula="of:=60*[.C10]" office:value-type="float" office:value="0.6">
            <text:p>0.6</text:p>
          </table:table-cell>
          <table:table-cell table:style-name="ce1" table:formula="of:=60*[.D10]" office:value-type="float" office:value="0.9999">
            <text:p>0.9999</text:p>
          </table:table-cell>
          <table:table-cell table:style-name="ce1" table:formula="of:=60*[.E10]" office:value-type="float" office:value="1.2">
            <text:p>1.2</text:p>
          </table:table-cell>
          <table:table-cell table:style-name="ce1" table:formula="of:=60*[.F10]" office:value-type="float" office:value="1.5">
            <text:p>1.5</text:p>
          </table:table-cell>
          <table:table-cell table:style-name="ce1" table:formula="of:=60*[.G10]" office:value-type="float" office:value="2.1">
            <text:p>2.1</text:p>
          </table:table-cell>
          <table:table-cell table:style-name="ce1" table:formula="of:=60*[.H10]" office:value-type="float" office:value="15">
            <text:p>15</text:p>
          </table:table-cell>
          <table:table-cell table:style-name="ce1" table:formula="of:=60*[.I10]" office:value-type="float" office:value="30">
            <text:p>30</text:p>
          </table:table-cell>
          <table:table-cell table:style-name="ce1" table:formula="of:=60*[.J10]" office:value-type="float" office:value="75">
            <text:p>75</text:p>
          </table:table-cell>
          <table:table-cell table:style-name="ce1" table:formula="of:=60*[.K10]" office:value-type="float" office:value="150">
            <text:p>150</text:p>
          </table:table-cell>
          <table:table-cell table:style-name="ce1" table:formula="of:=60*[.L10]" office:value-type="float" office:value="300">
            <text:p>300</text:p>
          </table:table-cell>
          <table:table-cell table:style-name="ce1" table:formula="of:=60*[.M10]" office:value-type="float" office:value="450">
            <text:p>450</text:p>
          </table:table-cell>
          <table:table-cell table:style-name="ce1" table:formula="of:=60*[.N10]" office:value-type="float" office:value="600">
            <text:p>600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>
            <text:p>steps per sec</text:p>
          </table:table-cell>
          <table:table-cell table:style-name="ce1" table:formula="of:=[.B11]*[.B9]/60" office:value-type="float" office:value="1">
            <text:p>1</text:p>
          </table:table-cell>
          <table:table-cell table:style-name="ce1" table:formula="of:=[.C11]*[.C9]/60" office:value-type="float" office:value="2">
            <text:p>2</text:p>
          </table:table-cell>
          <table:table-cell table:style-name="ce1" table:formula="of:=[.D11]*[.D9]/60" office:value-type="float" office:value="3.333">
            <text:p>3.333</text:p>
          </table:table-cell>
          <table:table-cell table:style-name="ce1" table:formula="of:=[.E11]*[.E9]/60" office:value-type="float" office:value="4">
            <text:p>4</text:p>
          </table:table-cell>
          <table:table-cell table:style-name="ce1" table:formula="of:=[.F11]*[.F9]/60" office:value-type="float" office:value="5">
            <text:p>5</text:p>
          </table:table-cell>
          <table:table-cell table:style-name="ce1" table:formula="of:=[.G11]*[.G9]/60" office:value-type="float" office:value="7">
            <text:p>7</text:p>
          </table:table-cell>
          <table:table-cell table:style-name="ce1" table:formula="of:=[.H11]*[.H9]/60" office:value-type="float" office:value="50">
            <text:p>50</text:p>
          </table:table-cell>
          <table:table-cell table:style-name="ce1" table:formula="of:=[.I11]*[.I9]/60" office:value-type="float" office:value="100">
            <text:p>100</text:p>
          </table:table-cell>
          <table:table-cell table:style-name="ce1" table:formula="of:=[.J11]*[.J9]/60" office:value-type="float" office:value="250">
            <text:p>250</text:p>
          </table:table-cell>
          <table:table-cell table:style-name="ce1" table:formula="of:=[.K11]*[.K9]/60" office:value-type="float" office:value="500">
            <text:p>500</text:p>
          </table:table-cell>
          <table:table-cell table:style-name="ce1" table:formula="of:=[.L11]*[.L9]/60" office:value-type="float" office:value="1000">
            <text:p>1000</text:p>
          </table:table-cell>
          <table:table-cell table:style-name="ce1" table:formula="of:=[.M11]*[.M9]/60" office:value-type="float" office:value="1500">
            <text:p>1500</text:p>
          </table:table-cell>
          <table:table-cell table:style-name="ce1" table:formula="of:=[.N11]*[.N9]/60" office:value-type="float" office:value="2000">
            <text:p>2000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>
            <text:p>millis per step</text:p>
          </table:table-cell>
          <table:table-cell table:style-name="ce2" table:formula="of:=1000/[.B12]" office:value-type="float" office:value="1000">
            <text:p>1000.000</text:p>
          </table:table-cell>
          <table:table-cell table:style-name="ce2" table:formula="of:=1000/[.C12]" office:value-type="float" office:value="500">
            <text:p>500.000</text:p>
          </table:table-cell>
          <table:table-cell table:style-name="ce2" table:formula="of:=1000/[.D12]" office:value-type="float" office:value="300.0300030003">
            <text:p>300.030</text:p>
          </table:table-cell>
          <table:table-cell table:style-name="ce2" table:formula="of:=1000/[.E12]" office:value-type="float" office:value="250">
            <text:p>250.000</text:p>
          </table:table-cell>
          <table:table-cell table:style-name="ce2" table:formula="of:=1000/[.F12]" office:value-type="float" office:value="200">
            <text:p>200.000</text:p>
          </table:table-cell>
          <table:table-cell table:style-name="ce2" table:formula="of:=1000/[.G12]" office:value-type="float" office:value="142.857142857143">
            <text:p>142.857</text:p>
          </table:table-cell>
          <table:table-cell table:style-name="ce2" table:formula="of:=1000/[.H12]" office:value-type="float" office:value="20">
            <text:p>20.000</text:p>
          </table:table-cell>
          <table:table-cell table:style-name="ce2" table:formula="of:=1000/[.I12]" office:value-type="float" office:value="10">
            <text:p>10.000</text:p>
          </table:table-cell>
          <table:table-cell table:style-name="ce2" table:formula="of:=1000/[.J12]" office:value-type="float" office:value="4">
            <text:p>4.000</text:p>
          </table:table-cell>
          <table:table-cell table:style-name="ce2" table:formula="of:=1000/[.K12]" office:value-type="float" office:value="2">
            <text:p>2.000</text:p>
          </table:table-cell>
          <table:table-cell table:style-name="ce2" table:formula="of:=1000/[.L12]" office:value-type="float" office:value="1">
            <text:p>1.000</text:p>
          </table:table-cell>
          <table:table-cell table:style-name="ce2" table:formula="of:=1000/[.M12]" office:value-type="float" office:value="0.666666666666667">
            <text:p>0.667</text:p>
          </table:table-cell>
          <table:table-cell table:style-name="ce2" table:formula="of:=1000/[.N12]" office:value-type="float" office:value="0.5">
            <text:p>0.500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eppers.N44" table:end-x="0.8846in" table:end-y="0.126in" draw:z-index="0" draw:style-name="gr1" draw:text-style-name="P1" svg:width="11.7157in" svg:height="5.1453in" svg:x="0.0122in" svg:y="0.137in">
              <draw:object draw:notify-on-update-of-ranges="steppers.A11:steppers.A11 steppers.B11:steppers.N11 steppers.A12:steppers.A12 steppers.B12:steppers.N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steppers.P39" table:end-x="0.2756in" table:end-y="0.1299in" draw:z-index="1" draw:style-name="gr1" draw:text-style-name="P1" svg:width="4.6083in" svg:height="2.4862in" svg:x="0.1126in" svg:y="0.1327in">
              <draw:object draw:notify-on-update-of-ranges="steppers.A11:steppers.A11 steppers.D11:steppers.G11 steppers.A12:steppers.A12 steppers.D12:steppers.G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</table:table>
      <table:table table:name="Sheet3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Contro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CP9808 Test</text:p>
          </table:table-cell>
          <table:table-cell table:style-name="ce3"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DeviceQueryContr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ttle endian for handle, count, and register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table:style-name="ce3" office:value-type="string">
            <text:p>1 = LSB</text:p>
          </table:table-cell>
          <table:table-cell/>
          <table:table-cell office:value-type="string">
            <text:p>Encode to single 16-bit value</text:p>
          </table:table-cell>
          <table:table-cell table:number-columns-repeated="2"/>
          <table:table-cell table:style-name="ce4" office:value-type="string">
            <text:p>fix it here in the driver control function by swapping the bytes in the word given to I2C</text:p>
          </table:table-cell>
        </table:table-row>
        <table:table-row table:style-name="ro1">
          <table:table-cell office:value-type="string">
            <text:p>I2C write 16</text:p>
          </table:table-cell>
          <table:table-cell office:value-type="string">
            <text:p>write MSB first</text:p>
          </table:table-cell>
          <table:table-cell office:value-type="string">
            <text:p>write LSB second</text:p>
          </table:table-cell>
          <table:table-cell/>
          <table:table-cell office:value-type="string">
            <text:p>I2C is writing big-endian to MCP980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Statu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2C read 16</text:p>
          </table:table-cell>
          <table:table-cell office:value-type="string">
            <text:p>read MSB first</text:p>
          </table:table-cell>
          <table:table-cell office:value-type="string">
            <text:p>read LSB second</text:p>
          </table:table-cell>
          <table:table-cell/>
          <table:table-cell office:value-type="string">
            <text:p>I2C is reading big-endian from MCP9808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/>
          <table:table-cell office:value-type="string">
            <text:p>Decode from single 16-bit value</text:p>
          </table:table-cell>
          <table:table-cell table:number-columns-repeated="3"/>
        </table:table-row>
        <table:table-row table:style-name="ro1">
          <table:table-cell office:value-type="string">
            <text:p>DeviceResponseStat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CP9808 Test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</table:table>
      <table:table table:name="unsigned interval" table:style-name="ta1" table:print="false">
        <table:table-column table:style-name="co7" table:default-cell-style-name="ce5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prev millis</text:p>
          </table:table-cell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urrent millis</text:p>
          </table:table-cell>
          <table:table-cell office:value-type="string">
            <text:p>delta millis</text:p>
          </table:table-cell>
          <table:table-cell table:style-name="ce5" office:value-type="string">
            <text:p>+max+1</text:p>
          </table:table-cell>
          <table:table-cell table:style-name="ce5"/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A5]-[.$C$1]" office:value-type="float" office:value="6">
            <text:p>6</text:p>
          </table:table-cell>
          <table:table-cell table:style-name="ce5" table:formula="of:=IF([.B5]&gt;=0;[.B5];[.B5]+10)" office:value-type="float" office:value="6">
            <text:p>6</text:p>
          </table:table-cell>
          <table:table-cell table:style-name="ce5" table:formula="of:=IF([.$A5]&gt;=[.$C$1];[.$A5]-[.$C$1];9-[.$C$1]+[.$A5]+1)" office:value-type="float" office:value="6">
            <text:p>6</text:p>
          </table:table-cell>
          <table:table-cell table:style-name="ce5" table:formula="of:=IF([.$A5]&gt;=[.$C$1];[.$A5]-[.$C$1];9-([.$C$1]-[.$A5])+1)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6]-[.$C$1]" office:value-type="float" office:value="5">
            <text:p>5</text:p>
          </table:table-cell>
          <table:table-cell table:style-name="ce5" table:formula="of:=IF([.B6]&gt;=0;[.B6];[.B6]+10)" office:value-type="float" office:value="5">
            <text:p>5</text:p>
          </table:table-cell>
          <table:table-cell table:style-name="ce5" table:formula="of:=IF([.$A6]&gt;=[.$C$1];[.$A6]-[.$C$1];9-[.$C$1]+[.$A6]+1)" office:value-type="float" office:value="5">
            <text:p>5</text:p>
          </table:table-cell>
          <table:table-cell table:style-name="ce5" table:formula="of:=IF([.$A6]&gt;=[.$C$1];[.$A6]-[.$C$1];9-([.$C$1]-[.$A6])+1)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7]-[.$C$1]" office:value-type="float" office:value="4">
            <text:p>4</text:p>
          </table:table-cell>
          <table:table-cell table:style-name="ce5" table:formula="of:=IF([.B7]&gt;=0;[.B7];[.B7]+10)" office:value-type="float" office:value="4">
            <text:p>4</text:p>
          </table:table-cell>
          <table:table-cell table:style-name="ce5" table:formula="of:=IF([.$A7]&gt;=[.$C$1];[.$A7]-[.$C$1];9-[.$C$1]+[.$A7]+1)" office:value-type="float" office:value="4">
            <text:p>4</text:p>
          </table:table-cell>
          <table:table-cell table:style-name="ce5" table:formula="of:=IF([.$A7]&gt;=[.$C$1];[.$A7]-[.$C$1];9-([.$C$1]-[.$A7])+1)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-[.$C$1]" office:value-type="float" office:value="3">
            <text:p>3</text:p>
          </table:table-cell>
          <table:table-cell table:style-name="ce5" table:formula="of:=IF([.B8]&gt;=0;[.B8];[.B8]+10)" office:value-type="float" office:value="3">
            <text:p>3</text:p>
          </table:table-cell>
          <table:table-cell table:style-name="ce5" table:formula="of:=IF([.$A8]&gt;=[.$C$1];[.$A8]-[.$C$1];9-[.$C$1]+[.$A8]+1)" office:value-type="float" office:value="3">
            <text:p>3</text:p>
          </table:table-cell>
          <table:table-cell table:style-name="ce5" table:formula="of:=IF([.$A8]&gt;=[.$C$1];[.$A8]-[.$C$1];9-([.$C$1]-[.$A8])+1)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9]-[.$C$1]" office:value-type="float" office:value="2">
            <text:p>2</text:p>
          </table:table-cell>
          <table:table-cell table:style-name="ce5" table:formula="of:=IF([.B9]&gt;=0;[.B9];[.B9]+10)" office:value-type="float" office:value="2">
            <text:p>2</text:p>
          </table:table-cell>
          <table:table-cell table:style-name="ce5" table:formula="of:=IF([.$A9]&gt;=[.$C$1];[.$A9]-[.$C$1];9-[.$C$1]+[.$A9]+1)" office:value-type="float" office:value="2">
            <text:p>2</text:p>
          </table:table-cell>
          <table:table-cell table:style-name="ce5" table:formula="of:=IF([.$A9]&gt;=[.$C$1];[.$A9]-[.$C$1];9-([.$C$1]-[.$A9])+1)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0]-[.$C$1]" office:value-type="float" office:value="1">
            <text:p>1</text:p>
          </table:table-cell>
          <table:table-cell table:style-name="ce5" table:formula="of:=IF([.B10]&gt;=0;[.B10];[.B10]+10)" office:value-type="float" office:value="1">
            <text:p>1</text:p>
          </table:table-cell>
          <table:table-cell table:style-name="ce5" table:formula="of:=IF([.$A10]&gt;=[.$C$1];[.$A10]-[.$C$1];9-[.$C$1]+[.$A10]+1)" office:value-type="float" office:value="1">
            <text:p>1</text:p>
          </table:table-cell>
          <table:table-cell table:style-name="ce5" table:formula="of:=IF([.$A10]&gt;=[.$C$1];[.$A10]-[.$C$1];9-([.$C$1]-[.$A10])+1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11]-[.$C$1]" office:value-type="float" office:value="0">
            <text:p>0</text:p>
          </table:table-cell>
          <table:table-cell table:style-name="ce5" table:formula="of:=IF([.B11]&gt;=0;[.B11];[.B11]+10)" office:value-type="float" office:value="0">
            <text:p>0</text:p>
          </table:table-cell>
          <table:table-cell table:style-name="ce5" table:formula="of:=IF([.$A11]&gt;=[.$C$1];[.$A11]-[.$C$1];9-[.$C$1]+[.$A11]+1)" office:value-type="float" office:value="0">
            <text:p>0</text:p>
          </table:table-cell>
          <table:table-cell table:style-name="ce5" table:formula="of:=IF([.$A11]&gt;=[.$C$1];[.$A11]-[.$C$1];9-([.$C$1]-[.$A11])+1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12]-[.$C$1]" office:value-type="float" office:value="-1">
            <text:p>-1</text:p>
          </table:table-cell>
          <table:table-cell table:style-name="ce5" table:formula="of:=IF([.B12]&gt;=0;[.B12];[.B12]+10)" office:value-type="float" office:value="9">
            <text:p>9</text:p>
          </table:table-cell>
          <table:table-cell table:style-name="ce5" table:formula="of:=IF([.$A12]&gt;=[.$C$1];[.$A12]-[.$C$1];9-[.$C$1]+[.$A12]+1)" office:value-type="float" office:value="9">
            <text:p>9</text:p>
          </table:table-cell>
          <table:table-cell table:style-name="ce5" table:formula="of:=IF([.$A12]&gt;=[.$C$1];[.$A12]-[.$C$1];9-([.$C$1]-[.$A12])+1)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3]-[.$C$1]" office:value-type="float" office:value="-2">
            <text:p>-2</text:p>
          </table:table-cell>
          <table:table-cell table:style-name="ce5" table:formula="of:=IF([.B13]&gt;=0;[.B13];[.B13]+10)" office:value-type="float" office:value="8">
            <text:p>8</text:p>
          </table:table-cell>
          <table:table-cell table:style-name="ce5" table:formula="of:=IF([.$A13]&gt;=[.$C$1];[.$A13]-[.$C$1];9-[.$C$1]+[.$A13]+1)" office:value-type="float" office:value="8">
            <text:p>8</text:p>
          </table:table-cell>
          <table:table-cell table:style-name="ce5" table:formula="of:=IF([.$A13]&gt;=[.$C$1];[.$A13]-[.$C$1];9-([.$C$1]-[.$A13])+1)" office:value-type="float" office:value="8">
            <text:p>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14]-[.$C$1]" office:value-type="float" office:value="-3">
            <text:p>-3</text:p>
          </table:table-cell>
          <table:table-cell table:style-name="ce5" table:formula="of:=IF([.B14]&gt;=0;[.B14];[.B14]+10)" office:value-type="float" office:value="7">
            <text:p>7</text:p>
          </table:table-cell>
          <table:table-cell table:style-name="ce5" table:formula="of:=IF([.$A14]&gt;=[.$C$1];[.$A14]-[.$C$1];9-[.$C$1]+[.$A14]+1)" office:value-type="float" office:value="7">
            <text:p>7</text:p>
          </table:table-cell>
          <table:table-cell table:style-name="ce5" table:formula="of:=IF([.$A14]&gt;=[.$C$1];[.$A14]-[.$C$1];9-([.$C$1]-[.$A14])+1)" office:value-type="float" office:value="7">
            <text:p>7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turn status" table:style-name="ta1" table:print="false">
        <table:table-column table:style-name="co1" table:number-columns-repeated="5" table:default-cell-style-name="Default"/>
        <table:table-column table:style-name="co8" table:number-columns-repeated="16" table:default-cell-style-name="Default"/>
        <table:table-column table:style-name="co1" table:number-columns-repeated="4" table:default-cell-style-name="Default"/>
        <table:table-column table:style-name="co9" table:default-cell-style-name="ce6"/>
        <table:table-column table:style-name="co1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3"/>
        </table:table-row>
        <table:table-row table:style-name="ro1">
          <table:table-cell office:value-type="string">
            <text:p>0 – success</text:p>
          </table:table-cell>
          <table:table-cell table:style-name="ce7" office:value-type="string" table:number-columns-spanned="3" table:number-rows-spanned="1">
            <text:p>byte count actually read</text:p>
          </table:table-cell>
          <table:covered-table-cell table:number-columns-repeated="2" table:style-name="ce5"/>
          <table:table-cell table:number-columns-repeated="23"/>
        </table:table-row>
        <table:table-row table:style-name="ro1">
          <table:table-cell office:value-type="string">
            <text:p>Neg → err</text:p>
          </table:table-cell>
          <table:table-cell table:number-columns-repeated="23"/>
          <table:table-cell office:value-type="float" office:value="0">
            <text:p>0</text:p>
          </table:table-cell>
          <table:table-cell office:value-type="string">
            <text:p>START_SYSEX</text:p>
          </table:table-cell>
          <table:table-cell office:value-type="string">
            <text:p>(0xF0)</text:p>
          </table:table-cell>
        </table:table-row>
        <table:table-row table:style-name="ro1">
          <table:table-cell table:number-columns-repeated="24"/>
          <table:table-cell office:value-type="float" office:value="1">
            <text:p>1</text:p>
          </table:table-cell>
          <table:table-cell office:value-type="string">
            <text:p>DEVICE_QUERY</text:p>
          </table:table-cell>
          <table:table-cell office:value-type="string">
            <text:p>(0x30)</text:p>
          </table:table-cell>
        </table:table-row>
        <table:table-row table:style-name="ro1">
          <table:table-cell table:number-columns-repeated="24"/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office:value-type="string">
            <text:p>(STATUS)</text:p>
          </table:table-cell>
        </table:table-row>
        <table:table-row table:style-name="ro1">
          <table:table-cell table:style-name="ce7" office:value-type="string" table:number-columns-spanned="2" table:number-rows-spanned="1">
            <text:p>-1 -&gt; err</text:p>
          </table:table-cell>
          <table:covered-table-cell/>
          <table:table-cell table:style-name="ce8" office:value-type="string" table:number-columns-spanned="2" table:number-rows-spanned="1">
            <text:p>err code</text:p>
          </table:table-cell>
          <table:covered-table-cell/>
          <table:table-cell table:number-columns-repeated="20"/>
          <table:table-cell office:value-type="float" office:value="3">
            <text:p>3</text:p>
          </table:table-cell>
          <table:table-cell table:style-name="Default" office:value-type="string">
            <text:p>reserved</text:p>
          </table:table-cell>
          <table:table-cell/>
        </table:table-row>
        <table:table-row table:style-name="ro1">
          <table:table-cell table:number-columns-repeated="24"/>
          <table:table-cell office:value-type="float" office:value="4">
            <text:p>4</text:p>
          </table:table-cell>
          <table:table-cell office:value-type="string">
            <text:p>handle</text:p>
          </table:table-cell>
          <table:table-cell office:value-type="string">
            <text:p>(LSB)</text:p>
          </table:table-cell>
        </table:table-row>
        <table:table-row table:style-name="ro2">
          <table:table-cell table:number-columns-repeated="6"/>
          <table:table-cell table:style-name="ce14" office:value-type="string">
            <text:p>sign</text:p>
          </table:table-cell>
          <table:table-cell table:number-columns-repeated="17"/>
          <table:table-cell office:value-type="float" office:value="5">
            <text:p>5</text:p>
          </table:table-cell>
          <table:table-cell office:value-type="string">
            <text:p>handle</text:p>
          </table:table-cell>
          <table:table-cell office:value-type="string">
            <text:p>(MSB)</text:p>
          </table:table-cell>
        </table:table-row>
        <table:table-row table:style-name="ro1">
          <table:table-cell table:number-columns-repeated="24"/>
          <table:table-cell office:value-type="float" office:value="6">
            <text:p>6</text:p>
          </table:table-cell>
          <table:table-cell office:value-type="string">
            <text:p>reserved</text:p>
          </table:table-cell>
          <table:table-cell/>
        </table:table-row>
        <table:table-row table:style-name="ro1">
          <table:table-cell table:number-columns-repeated="5"/>
          <table:table-cell table:style-name="ce9" office:value-type="float" office:value="15">
            <text:p>15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reserved</text:p>
          </table:table-cell>
          <table:table-cell/>
        </table:table-row>
        <table:table-row table:style-name="ro1">
          <table:table-cell office:value-type="string">
            <text:p>pos</text:p>
          </table:table-cell>
          <table:table-cell office:value-type="string">
            <text:p>byte count actually read</text:p>
          </table:table-cell>
          <table:table-cell table:number-columns-repeated="3"/>
          <table:table-cell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6" table:style-name="ce16" office:value-type="string">
            <text:p>a</text:p>
          </table:table-cell>
          <table:table-cell table:style-name="ce10" office:value-type="float" office:value="0">
            <text:p>0</text:p>
          </table:table-cell>
          <table:table-cell table:number-columns-repeated="7" table:style-name="ce16" office:value-type="string">
            <text:p>b</text:p>
          </table:table-cell>
          <table:table-cell table:number-columns-repeated="6"/>
        </table:table-row>
        <table:table-row table:style-name="ro1">
          <table:table-cell office:value-type="string">
            <text:p>neg</text:p>
          </table:table-cell>
          <table:table-cell office:value-type="string">
            <text:p>err</text:p>
          </table:table-cell>
          <table:table-cell table:number-columns-repeated="3"/>
          <table:table-cell table:style-name="ce11"/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andle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6" table:style-name="ce17" office:value-type="string">
            <text:p>a</text:p>
          </table:table-cell>
          <table:table-cell table:number-columns-repeated="7" table:style-name="ce17" office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float" office:value="0">
            <text:p>0</text:p>
          </table:table-cell>
          <table:table-cell office:value-type="string">
            <text:p>START_SYSEX</text:p>
          </table:table-cell>
          <table:table-cell office:value-type="string">
            <text:p>(0xF0)</text:p>
          </table:table-cell>
        </table:table-row>
        <table:table-row table:style-name="ro1">
          <table:table-cell table:number-columns-repeated="5"/>
          <table:table-cell table:style-name="ce13"/>
          <table:table-cell table:number-columns-repeated="18"/>
          <table:table-cell office:value-type="float" office:value="1">
            <text:p>1</text:p>
          </table:table-cell>
          <table:table-cell office:value-type="string">
            <text:p>DEVICE_RESPONSE</text:p>
          </table:table-cell>
          <table:table-cell office:value-type="string">
            <text:p>(0x31)</text:p>
          </table:table-cell>
        </table:table-row>
        <table:table-row table:style-name="ro1">
          <table:table-cell table:number-columns-repeated="5"/>
          <table:table-cell table:style-name="ce9" office:value-type="float" office:value="15">
            <text:p>15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office:value-type="string">
            <text:p>(STATUS)</text:p>
          </table:table-cell>
        </table:table-row>
        <table:table-row table:style-name="ro1">
          <table:table-cell table:number-columns-repeated="5"/>
          <table:table-cell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6" table:style-name="ce16" office:value-type="string">
            <text:p>a</text:p>
          </table:table-cell>
          <table:table-cell table:style-name="ce10" office:value-type="float" office:value="0">
            <text:p>0</text:p>
          </table:table-cell>
          <table:table-cell table:number-columns-repeated="7" table:style-name="ce16" office:value-type="string">
            <text:p>b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Default" office:value-type="string">
            <text:p>reserved</text:p>
          </table:table-cell>
          <table:table-cell/>
        </table:table-row>
        <table:table-row table:style-name="ro1">
          <table:table-cell table:number-columns-repeated="5"/>
          <table:table-cell table:style-name="ce11"/>
          <table:table-cell table:number-columns-repeated="18"/>
          <table:table-cell office:value-type="float" office:value="4">
            <text:p>4</text:p>
          </table:table-cell>
          <table:table-cell office:value-type="string">
            <text:p>handle</text:p>
          </table:table-cell>
          <table:table-cell office:value-type="string">
            <text:p>(LSB)</text:p>
          </table:table-cell>
        </table:table-row>
        <table:table-row table:style-name="ro1">
          <table:table-cell table:number-columns-repeated="4"/>
          <table:table-cell office:value-type="string">
            <text:p>success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6" table:style-name="ce17" office:value-type="string">
            <text:p>a</text:p>
          </table:table-cell>
          <table:table-cell table:number-columns-repeated="7" table:style-name="ce17" office:value-type="string">
            <text:p>b</text:p>
          </table:table-cell>
          <table:table-cell/>
          <table:table-cell office:value-type="float" office:value="8191">
            <text:p>819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ndle</text:p>
          </table:table-cell>
          <table:table-cell office:value-type="string">
            <text:p>(MSB)</text:p>
          </table:table-cell>
        </table:table-row>
        <table:table-row table:style-name="ro1">
          <table:table-cell table:number-columns-repeated="24"/>
          <table:table-cell office:value-type="float" office:value="6">
            <text:p>6</text:p>
          </table:table-cell>
          <table:table-cell office:value-type="string">
            <text:p>return status/error</text:p>
          </table:table-cell>
          <table:table-cell/>
        </table:table-row>
        <table:table-row table:style-name="ro1">
          <table:table-cell table:number-columns-repeated="24"/>
          <table:table-cell office:value-type="float" office:value="7">
            <text:p>7</text:p>
          </table:table-cell>
          <table:table-cell office:value-type="string">
            <text:p>return status/error</text:p>
          </table:table-cell>
          <table:table-cell/>
        </table:table-row>
        <table:table-row table:style-name="ro1">
          <table:table-cell table:number-columns-repeated="5"/>
          <table:table-cell table:style-name="ce9" office:value-type="float" office:value="15">
            <text:p>15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0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6" table:style-name="ce17" office:value-type="string">
            <text:p>a</text:p>
          </table:table-cell>
          <table:table-cell table:style-name="ce10" office:value-type="float" office:value="0">
            <text:p>0</text:p>
          </table:table-cell>
          <table:table-cell table:number-columns-repeated="7" table:style-name="ce17" office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1"/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ailure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6" table:style-name="ce16" office:value-type="string">
            <text:p>a</text:p>
          </table:table-cell>
          <table:table-cell table:number-columns-repeated="7" table:style-name="ce16" office:value-type="string">
            <text:p>b</text:p>
          </table:table-cell>
          <table:table-cell/>
          <table:table-cell office:value-type="float" office:value="-8192">
            <text:p>-8192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-256">
            <text:p>-256</text:p>
          </table:table-cell>
          <table:table-cell table:number-columns-repeated="4"/>
        </table:table-row>
        <table:table-row table:style-name="ro1" table:number-rows-repeated="1048548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ase 64" table:style-name="ta1" table:print="false">
        <table:table-column table:style-name="co1" table:default-cell-style-name="ce5"/>
        <table:table-column table:style-name="co8" table:default-cell-style-name="ce5"/>
        <table:table-column table:style-name="co1" table:number-columns-repeated="2" table:default-cell-style-name="ce5"/>
        <table:table-row table:style-name="ro1">
          <table:table-cell table:number-columns-repeated="4"/>
        </table:table-row>
        <table:table-row table:style-name="ro1">
          <table:table-cell office:value-type="string">
            <text:p>plainLen</text:p>
          </table:table-cell>
          <table:table-cell/>
          <table:table-cell office:value-type="string">
            <text:p>enc_len</text:p>
          </table:table-cell>
          <table:table-cell office:value-type="string">
            <text:p>dwj enc l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QUOTIENT([.A4] + 2 -(MOD(([.A4] + 2);3));3) * 4" office:value-type="float" office:value="0">
            <text:p>0</text:p>
          </table:table-cell>
          <table:table-cell table:formula="of:=1+(QUOTIENT([.A4]+2;3)*4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QUOTIENT([.A5] + 2 -(MOD(([.A5] + 2);3));3) * 4" office:value-type="float" office:value="4">
            <text:p>4</text:p>
          </table:table-cell>
          <table:table-cell table:formula="of:=1+(QUOTIENT([.A5]+2;3)*4)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QUOTIENT([.A6] + 2 -(MOD(([.A6] + 2);3));3) * 4" office:value-type="float" office:value="4">
            <text:p>4</text:p>
          </table:table-cell>
          <table:table-cell table:formula="of:=1+(QUOTIENT([.A6]+2;3)*4)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QUOTIENT([.A7] + 2 -(MOD(([.A7] + 2);3));3) * 4" office:value-type="float" office:value="4">
            <text:p>4</text:p>
          </table:table-cell>
          <table:table-cell table:formula="of:=1+(QUOTIENT([.A7]+2;3)*4)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QUOTIENT([.A8] + 2 -(MOD(([.A8] + 2);3));3) * 4" office:value-type="float" office:value="8">
            <text:p>8</text:p>
          </table:table-cell>
          <table:table-cell table:formula="of:=1+(QUOTIENT([.A8]+2;3)*4)"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QUOTIENT([.A9] + 2 -(MOD(([.A9] + 2);3));3) * 4" office:value-type="float" office:value="8">
            <text:p>8</text:p>
          </table:table-cell>
          <table:table-cell table:formula="of:=1+(QUOTIENT([.A9]+2;3)*4)"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QUOTIENT([.A10] + 2 -(MOD(([.A10] + 2);3));3) * 4" office:value-type="float" office:value="8">
            <text:p>8</text:p>
          </table:table-cell>
          <table:table-cell table:formula="of:=1+(QUOTIENT([.A10]+2;3)*4)" office:value-type="float" office:value="9">
            <text:p>9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QUOTIENT([.A11] + 2 -(MOD(([.A11] + 2);3));3) * 4" office:value-type="float" office:value="12">
            <text:p>12</text:p>
          </table:table-cell>
          <table:table-cell table:formula="of:=1+(QUOTIENT([.A11]+2;3)*4)" office:value-type="float" office:value="13">
            <text:p>1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QUOTIENT([.A12] + 2 -(MOD(([.A12] + 2);3));3) * 4" office:value-type="float" office:value="12">
            <text:p>12</text:p>
          </table:table-cell>
          <table:table-cell table:formula="of:=1+(QUOTIENT([.A12]+2;3)*4)" office:value-type="float" office:value="13">
            <text:p>13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QUOTIENT([.A13] + 2 -(MOD(([.A13] + 2);3));3) * 4" office:value-type="float" office:value="12">
            <text:p>12</text:p>
          </table:table-cell>
          <table:table-cell table:formula="of:=1+(QUOTIENT([.A13]+2;3)*4)"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QUOTIENT([.A14] + 2 -(MOD(([.A14] + 2);3));3) * 4" office:value-type="float" office:value="16">
            <text:p>16</text:p>
          </table:table-cell>
          <table:table-cell table:formula="of:=1+(QUOTIENT([.A14]+2;3)*4)" office:value-type="float" office:value="17">
            <text:p>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QUOTIENT([.A15] + 2 -(MOD(([.A15] + 2);3));3) * 4" office:value-type="float" office:value="16">
            <text:p>16</text:p>
          </table:table-cell>
          <table:table-cell table:formula="of:=1+(QUOTIENT([.A15]+2;3)*4)" office:value-type="float" office:value="17">
            <text:p>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QUOTIENT([.A16] + 2 -(MOD(([.A16] + 2);3));3) * 4" office:value-type="float" office:value="16">
            <text:p>16</text:p>
          </table:table-cell>
          <table:table-cell table:formula="of:=1+(QUOTIENT([.A16]+2;3)*4)" office:value-type="float" office:value="17">
            <text:p>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QUOTIENT([.A17] + 2 -(MOD(([.A17] + 2);3));3) * 4" office:value-type="float" office:value="20">
            <text:p>20</text:p>
          </table:table-cell>
          <table:table-cell table:formula="of:=1+(QUOTIENT([.A17]+2;3)*4)" office:value-type="float" office:value="21">
            <text:p>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QUOTIENT([.A18] + 2 -(MOD(([.A18] + 2);3));3) * 4" office:value-type="float" office:value="20">
            <text:p>20</text:p>
          </table:table-cell>
          <table:table-cell table:formula="of:=1+(QUOTIENT([.A18]+2;3)*4)" office:value-type="float" office:value="21">
            <text:p>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QUOTIENT([.A19] + 2 -(MOD(([.A19] + 2);3));3) * 4" office:value-type="float" office:value="20">
            <text:p>20</text:p>
          </table:table-cell>
          <table:table-cell table:formula="of:=1+(QUOTIENT([.A19]+2;3)*4)" office:value-type="float" office:value="21">
            <text:p>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QUOTIENT([.A20] + 2 -(MOD(([.A20] + 2);3));3) * 4" office:value-type="float" office:value="24">
            <text:p>24</text:p>
          </table:table-cell>
          <table:table-cell table:formula="of:=1+(QUOTIENT([.A20]+2;3)*4)" office:value-type="float" office:value="25">
            <text:p>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QUOTIENT([.A21] + 2 -(MOD(([.A21] + 2);3));3) * 4" office:value-type="float" office:value="24">
            <text:p>24</text:p>
          </table:table-cell>
          <table:table-cell table:formula="of:=1+(QUOTIENT([.A21]+2;3)*4)" office:value-type="float" office:value="25">
            <text:p>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QUOTIENT([.A22] + 2 -(MOD(([.A22] + 2);3));3) * 4" office:value-type="float" office:value="24">
            <text:p>24</text:p>
          </table:table-cell>
          <table:table-cell table:formula="of:=1+(QUOTIENT([.A22]+2;3)*4)" office:value-type="float" office:value="25">
            <text:p>25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unsigned interval'.A5:'unsigned interval'.AMI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1/04/2016</text:date>, <text:time>23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5-12-16T06:59:38.60</meta:creation-date>
    <dc:date>2016-01-04T23:45:49.86</dc:date>
    <dc:creator>Doug Johnson</dc:creator>
    <meta:editing-duration>P1DT19H53M19S</meta:editing-duration>
    <meta:editing-cycles>16</meta:editing-cycles>
    <meta:generator>OpenOffice/4.1.1$Win32 OpenOffice.org_project/411m6$Build-9775</meta:generator>
    <meta:document-statistic meta:table-count="6" meta:cell-count="7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>
        <chart:label-separator>
          <text:p>, </text:p>
        </chart:label-separator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759cm" svg:height="13.07cm" xlink:href=".." xlink:type="simple" chart:class="chart:scatter" chart:style-name="ch1">
        <chart:legend svg:x="5.187cm" svg:y="3.765cm" style:legend-expansion="custom" chartooo:width="3.224cm" chartooo:height="0.624cm" style:legend-expansion-aspect-ratio="5.16666666666667" chart:style-name="ch2"/>
        <chart:plot-area chart:style-name="ch3" table:cell-range-address="steppers.A11:steppers.N12" chart:data-source-has-labels="column" svg:x="1.633cm" svg:y="1.179cm" svg:width="23.502cm" svg:height="10.622cm">
          <chartooo:coordinate-region svg:x="2.625cm" svg:y="1.391cm" svg:width="22.23cm" svg:height="9.737cm"/>
          <chart:axis chart:dimension="x" chart:name="primary-x" chart:style-name="ch4">
            <chart:title svg:x="12.983cm" svg:y="12.063cm" chart:style-name="ch5">
              <text:p>RPM</text:p>
            </chart:title>
          </chart:axis>
          <chart:axis chart:dimension="y" chart:name="primary-y" chart:style-name="ch6">
            <chart:title svg:x="0.451cm" svg:y="7.553cm" chart:style-name="ch7">
              <text:p>Steps/second</text:p>
            </chart:title>
            <chart:grid chart:style-name="ch8" chart:class="major"/>
          </chart:axis>
          <chart:series chart:style-name="ch9" chart:values-cell-range-address="steppers.B12:steppers.N12" chart:label-cell-address="steppers.A12:steppers.A12" chart:class="chart:scatter">
            <chart:domain table:cell-range-address="steppers.B11:steppers.N11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steppers.B11:steppers.N11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0.9999">
                <text:p>0.9999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450">
                <text:p>45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steps per sec</text:p>
                <draw:g>
                  <svg:desc>steppers.A12:steppers.A12</svg:desc>
                </draw:g>
              </table:table-cell>
              <table:table-cell office:value-type="float" office:value="1">
                <text:p>1</text:p>
                <draw:g>
                  <svg:desc>steppers.B12:steppers.N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.333">
                <text:p>3.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06cm" svg:height="6.316cm" xlink:href=".." xlink:type="simple" chart:class="chart:scatter" chart:style-name="ch1">
        <chart:plot-area chart:style-name="ch2" table:cell-range-address="steppers.A11:steppers.A12 steppers.D11:steppers.G12" chart:data-source-has-labels="column" svg:x="1.272cm" svg:y="0.639cm" svg:width="9.966cm" svg:height="4.543cm">
          <chartooo:coordinate-region svg:x="1.708cm" svg:y="0.851cm" svg:width="9.29cm" svg:height="3.658cm"/>
          <chart:axis chart:dimension="x" chart:name="primary-x" chart:style-name="ch3">
            <chart:title svg:x="5.854cm" svg:y="5.309cm" chart:style-name="ch4">
              <text:p>RPM</text:p>
            </chart:title>
          </chart:axis>
          <chart:axis chart:dimension="y" chart:name="primary-y" chart:style-name="ch3">
            <chart:title svg:x="0.451cm" svg:y="4.237cm" chart:style-name="ch5">
              <text:p>steps per second</text:p>
            </chart:title>
            <chart:grid chart:style-name="ch6" chart:class="major"/>
          </chart:axis>
          <chart:series chart:style-name="ch7" chart:values-cell-range-address="steppers.D12:steppers.G12" chart:label-cell-address="steppers.A12:steppers.A12" chart:class="chart:scatter">
            <chart:domain table:cell-range-address="steppers.D11:steppers.G11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9999">
                <text:p>0.9999</text:p>
                <draw:g>
                  <svg:desc>steppers.D11:steppers.G11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steps per sec</text:p>
                <draw:g>
                  <svg:desc>steppers.A12:steppers.A12</svg:desc>
                </draw:g>
              </table:table-cell>
              <table:table-cell office:value-type="float" office:value="3.333">
                <text:p>3.333</text:p>
                <draw:g>
                  <svg:desc>steppers.D12:steppers.G1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